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2.89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2.131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1.263cm" fo:break-before="auto" style:use-optimal-row-height="fals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4.475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3.52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37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wrap" fo:border="0.06pt solid #000000" style:vertical-align="middl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9999" fo:wrap-option="wrap" fo:border="0.06pt solid #000000" style:vertical-align="middle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999999" fo:border="0.06pt solid #000000" style:vertical-align="middle"/>
      <style:text-properties fo:font-size="8pt" style:font-size-asian="8pt" style:font-size-complex="8pt"/>
    </style:style>
    <style:style style:name="ce2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style:vertical-align="middle"/>
      <style:text-properties fo:font-size="8pt" style:font-size-asian="8pt" style:font-size-complex="8pt"/>
    </style:style>
  </office:automatic-styles>
  <office:body>
    <office:spreadsheet>
      <table:table table:name="bien" table:style-name="ta1" table:print="false">
        <table:table-column table:style-name="co1" table:default-cell-style-name="ce2"/>
        <table:table-column table:style-name="co2" table:default-cell-style-name="ce26"/>
        <table:table-column table:style-name="co3" table:default-cell-style-name="ce2"/>
        <table:table-column table:style-name="co4" table:number-columns-repeated="2" table:default-cell-style-name="ce31"/>
        <table:table-column table:style-name="co5" table:default-cell-style-name="ce31"/>
        <table:table-column table:style-name="co4" table:default-cell-style-name="ce31"/>
        <table:table-column table:style-name="co6" table:default-cell-style-name="ce2"/>
        <table:table-column table:style-name="co4" table:number-columns-repeated="2" table:default-cell-style-name="ce31"/>
        <table:table-column table:style-name="co7" table:default-cell-style-name="ce16"/>
        <table:table-column table:style-name="co4" table:number-columns-repeated="1013" table:default-cell-style-name="ce16"/>
        <table:table-header-rows>
          <table:table-row table:style-name="ro1">
            <table:table-cell table:style-name="ce1" office:value-type="string" calcext:value-type="string">
              <text:p>BIENES INGRESADOS EN SISTEMA </text:p>
            </table:table-cell>
            <table:table-cell table:style-name="ce24"/>
            <table:table-cell table:number-columns-repeated="3"/>
            <table:table-cell table:style-name="ce35" office:value-type="string" calcext:value-type="string" table:number-columns-spanned="2" table:number-rows-spanned="1">
              <text:p>FECHA INFORME: 11/07/2022</text:p>
            </table:table-cell>
            <table:covered-table-cell/>
            <table:table-cell table:number-columns-repeated="3"/>
            <table:table-cell table:style-name="ce37" table:number-columns-repeated="3"/>
            <table:table-cell table:number-columns-repeated="1011"/>
          </table:table-row>
          <table:table-row table:style-name="ro1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fechaAlta</text:p>
            </table:table-cell>
            <table:table-cell table:style-name="ce3" office:value-type="string" calcext:value-type="string">
              <text:p>codigo</text:p>
            </table:table-cell>
            <table:table-cell table:style-name="ce3" office:value-type="string" calcext:value-type="string">
              <text:p>nro_sari</text:p>
            </table:table-cell>
            <table:table-cell table:style-name="ce12" office:value-type="string" calcext:value-type="string">
              <text:p>nombreTipo</text:p>
            </table:table-cell>
            <table:table-cell table:style-name="ce12" office:value-type="string" calcext:value-type="string">
              <text:p>nombreRama</text:p>
            </table:table-cell>
            <table:table-cell table:style-name="ce12" office:value-type="string" calcext:value-type="string">
              <text:p>descripcion</text:p>
            </table:table-cell>
            <table:table-cell table:style-name="ce12" office:value-type="string" calcext:value-type="string">
              <text:p>nombre</text:p>
            </table:table-cell>
            <table:table-cell table:style-name="ce3" office:value-type="string" calcext:value-type="string">
              <text:p>dni</text:p>
            </table:table-cell>
            <table:table-cell table:style-name="ce12" office:value-type="string" calcext:value-type="string">
              <text:p>cargo_resp</text:p>
            </table:table-cell>
            <table:table-cell table:style-name="ce12" office:value-type="string" calcext:value-type="string">
              <text:p>oficina</text:p>
            </table:table-cell>
            <table:table-cell table:style-name="ce17" office:value-type="string" calcext:value-type="string">
              <text:p>ubicacion</text:p>
            </table:table-cell>
            <table:table-cell table:style-name="ce20" office:value-type="string" calcext:value-type="string">
              <text:p>FIRMADO</text:p>
            </table:table-cell>
            <table:table-cell table:style-name="ce20" office:value-type="string" calcext:value-type="string">
              <text:p>UBICADO</text:p>
            </table:table-cell>
            <table:table-cell table:number-columns-repeated="1011"/>
          </table:table-row>
        </table:table-header-rows>
        <table:table-row table:style-name="ro2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12-18-18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Cable</text:p>
          </table:table-cell>
          <table:table-cell table:style-name="ce13" office:value-type="string" calcext:value-type="string">
            <text:p>Cable USB Printer</text:p>
          </table:table-cell>
          <table:table-cell table:style-name="ce13" office:value-type="string" calcext:value-type="string">
            <text:p>Campello Ánge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3">
          <table:table-cell table:style-name="ce4" office:value-type="date" office:date-value="2022-06-08" calcext:value-type="date">
            <text:p>08/06/22</text:p>
          </table:table-cell>
          <table:table-cell table:style-name="ce7" office:value-type="string" calcext:value-type="string">
            <text:p>12-39-36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Estabilizador 3 ejes - de celular</text:p>
          </table:table-cell>
          <table:table-cell table:style-name="ce13" office:value-type="string" calcext:value-type="string">
            <text:p>OFICINA SUB DE PLANIFICACION ESTRATEGICA DE CONTENIDOS - ESTABILIZADOR CELLAR MARCA GYMBAL GADNIC G200 - 0645760777979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4">
          <table:table-cell table:style-name="ce4" office:value-type="date" office:date-value="2022-06-08" calcext:value-type="date">
            <text:p>08/06/22</text:p>
          </table:table-cell>
          <table:table-cell table:style-name="ce7" office:value-type="string" calcext:value-type="string">
            <text:p>12-39-37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Estabilizador 3 ejes - de celular</text:p>
          </table:table-cell>
          <table:table-cell table:style-name="ce13" office:value-type="string" calcext:value-type="string">
            <text:p>OFICINA SUB DE PLANIFICACION ESTRATEGICA DE CONTENIDOS - ESTABILIZADOR CELLAR MARCA GYMBAL GADNIC G200 - 0645760777979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5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2-33-36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Impresora</text:p>
          </table:table-cell>
          <table:table-cell table:style-name="ce13" office:value-type="string" calcext:value-type="string">
            <text:p>OFICINA JURIDICA - impresora marcha brother multifuncion - 19-1-106/2 - adquirida por secretaria de estado de la energia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6">
          <table:table-cell table:style-name="ce4" office:value-type="date" office:date-value="2022-06-06" calcext:value-type="date">
            <text:p>06/06/22</text:p>
          </table:table-cell>
          <table:table-cell table:style-name="ce7" office:value-type="string" calcext:value-type="string">
            <text:p>12-33-320</text:p>
          </table:table-cell>
          <table:table-cell table:style-name="ce9" office:value-type="float" office:value="185773" calcext:value-type="float">
            <text:p>185773</text:p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Impresora</text:p>
          </table:table-cell>
          <table:table-cell table:style-name="ce13" office:value-type="string" calcext:value-type="string">
            <text:p>Impresora OfficeJet Pro 8710 SARI: I-185773 S/N: CN634BM0RF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7">
          <table:table-cell table:style-name="ce4" office:value-type="date" office:date-value="2022-06-06" calcext:value-type="date">
            <text:p>06/06/22</text:p>
          </table:table-cell>
          <table:table-cell table:style-name="ce7" office:value-type="string" calcext:value-type="string">
            <text:p>12-33-32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Impresora</text:p>
          </table:table-cell>
          <table:table-cell table:style-name="ce13" office:value-type="string" calcext:value-type="string">
            <text:p>Impresora OfficeJet Pro 8620 SARI: I-180634 S/N: CN4CJEW0CC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1-11-01" calcext:value-type="date">
            <text:p>01/11/21</text:p>
          </table:table-cell>
          <table:table-cell table:style-name="ce7" office:value-type="string" calcext:value-type="string">
            <text:p>12-13-8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13" office:value-type="string" calcext:value-type="string">
            <text:p>Melisa Trabuchi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SECRETARIA DE PLANIFICACIÓN Y COORDINACION ADMINISTRATIVA,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1-11-01" calcext:value-type="date">
            <text:p>01/11/21</text:p>
          </table:table-cell>
          <table:table-cell table:style-name="ce7" office:value-type="string" calcext:value-type="string">
            <text:p>12-13-8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13" office:value-type="string" calcext:value-type="string">
            <text:p>Melisa Trabuchi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SECRETARIA DE PLANIFICACIÓN Y COORDINACION ADMINISTRATIVA,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1-11-01" calcext:value-type="date">
            <text:p>01/11/21</text:p>
          </table:table-cell>
          <table:table-cell table:style-name="ce7" office:value-type="string" calcext:value-type="string">
            <text:p>12-13-8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13" office:value-type="string" calcext:value-type="string">
            <text:p>Melisa Trabuchi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SECRETARIA DE PLANIFICACIÓN Y COORDINACION ADMINISTRATIVA,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1-11-01" calcext:value-type="date">
            <text:p>01/11/21</text:p>
          </table:table-cell>
          <table:table-cell table:style-name="ce7" office:value-type="string" calcext:value-type="string">
            <text:p>12-13-9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13" office:value-type="string" calcext:value-type="string">
            <text:p>Melisa Trabuchi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SECRETARIA DE PLANIFICACIÓN Y COORDINACION ADMINISTRATIVA,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8-05" calcext:value-type="date">
            <text:p>05/08/21</text:p>
          </table:table-cell>
          <table:table-cell table:style-name="ce7" office:value-type="string" calcext:value-type="string">
            <text:p>12-14-9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Modem 4G con USB</text:p>
          </table:table-cell>
          <table:table-cell table:style-name="ce13" office:value-type="string" calcext:value-type="string">
            <text:p>Modem ZTE - MF971V - IMEI 869626021153111</text:p>
          </table:table-cell>
          <table:table-cell table:style-name="ce13" office:value-type="string" calcext:value-type="string">
            <text:p>Marinaro Florenc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inistra de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office:value-type="string" calcext:value-type="string">
            <text:p>firma de maurice oscar</text:p>
          </table:table-cell>
          <table:table-cell table:style-name="ce21" table:number-columns-repeated="1010"/>
        </table:table-row>
        <table:table-row table:style-name="ro9">
          <table:table-cell table:style-name="ce4" office:value-type="date" office:date-value="2021-09-03" calcext:value-type="date">
            <text:p>03/09/21</text:p>
          </table:table-cell>
          <table:table-cell table:style-name="ce7" office:value-type="string" calcext:value-type="string">
            <text:p>12-11-7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Proyector</text:p>
          </table:table-cell>
          <table:table-cell table:style-name="ce13" office:value-type="string" calcext:value-type="string">
            <text:p>PROYECTOR ACER MRJL8110095450082d8400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FIRMADO Y DEVUELTO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2-03-18" calcext:value-type="date">
            <text:p>18/03/22</text:p>
          </table:table-cell>
          <table:table-cell table:style-name="ce7" office:value-type="string" calcext:value-type="string">
            <text:p>12-16-16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Router</text:p>
          </table:table-cell>
          <table:table-cell table:style-name="ce13" office:value-type="string" calcext:value-type="string">
            <text:p>Router wireless TP-LINK 4 PORTS TL-WR941HP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12-16-18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Router</text:p>
          </table:table-cell>
          <table:table-cell table:style-name="ce13" office:value-type="string" calcext:value-type="string">
            <text:p>ROUTER 4P TPLINK WR941HP</text:p>
          </table:table-cell>
          <table:table-cell table:style-name="ce13" office:value-type="string" calcext:value-type="string">
            <text:p>Campello Ánge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5-05" calcext:value-type="date">
            <text:p>05/05/22</text:p>
          </table:table-cell>
          <table:table-cell table:style-name="ce7" office:value-type="string" calcext:value-type="string">
            <text:p>12-21-19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SWITCH</text:p>
          </table:table-cell>
          <table:table-cell table:style-name="ce13" office:value-type="string" calcext:value-type="string">
            <text:p>SWITCH 1930-24G 4SFP+ POE 370W (JL684A), S/N CN19KPG1H3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5-05" calcext:value-type="date">
            <text:p>05/05/22</text:p>
          </table:table-cell>
          <table:table-cell table:style-name="ce7" office:value-type="string" calcext:value-type="string">
            <text:p>12-21-20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SWITCH</text:p>
          </table:table-cell>
          <table:table-cell table:style-name="ce13" office:value-type="string" calcext:value-type="string">
            <text:p>SWITCH 1930-24G 4SFP+ POE 370W (JL684A), S/N CN19KPG161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1-04-04" calcext:value-type="date">
            <text:p>04/04/21</text:p>
          </table:table-cell>
          <table:table-cell table:style-name="ce7" office:value-type="string" calcext:value-type="string">
            <text:p>12-10-7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Token</text:p>
          </table:table-cell>
          <table:table-cell table:style-name="ce13" office:value-type="string" calcext:value-type="string">
            <text:p>TOKEN MTOKEN CRYPTOID 20092300005027</text:p>
          </table:table-cell>
          <table:table-cell table:style-name="ce13" office:value-type="string" calcext:value-type="string">
            <text:p>Zalazar Soleda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ía de Fortalecimiento territorial en igualdad, género y diversidad</text:p>
          </table:table-cell>
          <table:table-cell table:style-name="ce13" office:value-type="string" calcext:value-type="string">
            <text:p>sub. fortalecimiento territorial en igualdad, genero y diversidad</text:p>
          </table:table-cell>
          <table:table-cell table:style-name="ce18" office:value-type="string" calcext:value-type="string">
            <text:p>PATRICIO DIEZ(CALLE15) 1165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8-30" calcext:value-type="date">
            <text:p>30/08/21</text:p>
          </table:table-cell>
          <table:table-cell table:style-name="ce7" office:value-type="string" calcext:value-type="string">
            <text:p>12-10-7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ccesorio informatico</text:p>
          </table:table-cell>
          <table:table-cell table:style-name="ce13" office:value-type="string" calcext:value-type="string">
            <text:p>Token</text:p>
          </table:table-cell>
          <table:table-cell table:style-name="ce13" office:value-type="string" calcext:value-type="string">
            <text:p>token mtoken cryptoid - 20092300005028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FALTA ASIGNACION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0-04-20" calcext:value-type="date">
            <text:p>20/04/20</text:p>
          </table:table-cell>
          <table:table-cell table:style-name="ce7" office:value-type="string" calcext:value-type="string">
            <text:p>11-9-6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7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19" calcext:value-type="date">
            <text:p>19/04/21</text:p>
          </table:table-cell>
          <table:table-cell table:style-name="ce7" office:value-type="string" calcext:value-type="string">
            <text:p>11-9-5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5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2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5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4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5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6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6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9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6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6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2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5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3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5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5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6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8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1-04-20" calcext:value-type="date">
            <text:p>20/04/21</text:p>
          </table:table-cell>
          <table:table-cell table:style-name="ce7" office:value-type="string" calcext:value-type="string">
            <text:p>11-9-6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1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1-22-239</text:p>
          </table:table-cell>
          <table:table-cell table:style-name="ce9" office:value-type="float" office:value="100869" calcext:value-type="float">
            <text:p>100869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9 S/N: 4K3780300443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1-22-233</text:p>
          </table:table-cell>
          <table:table-cell table:style-name="ce9" office:value-type="float" office:value="100874" calcext:value-type="float">
            <text:p>100874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4 S/N: 4K3780300446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1-22-234</text:p>
          </table:table-cell>
          <table:table-cell table:style-name="ce9" office:value-type="float" office:value="100873" calcext:value-type="float">
            <text:p>100873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3 S/N: 4K3780300441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1-22-235</text:p>
          </table:table-cell>
          <table:table-cell table:style-name="ce9" office:value-type="float" office:value="100870" calcext:value-type="float">
            <text:p>100870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0 S/N: 4K3780300448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1-22-236</text:p>
          </table:table-cell>
          <table:table-cell table:style-name="ce9" office:value-type="float" office:value="100868" calcext:value-type="float">
            <text:p>100868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8 S/N: 4K3780300444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1-22-237</text:p>
          </table:table-cell>
          <table:table-cell table:style-name="ce9" office:value-type="float" office:value="100871" calcext:value-type="float">
            <text:p>100871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1 S/N: 4K3780300442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1-22-238</text:p>
          </table:table-cell>
          <table:table-cell table:style-name="ce9" office:value-type="float" office:value="100844" calcext:value-type="float">
            <text:p>100844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4 S/N: 4K3780300519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3">
          <table:table-cell table:style-name="ce4" office:value-type="date" office:date-value="2022-05-27" calcext:value-type="date">
            <text:p>27/05/22</text:p>
          </table:table-cell>
          <table:table-cell table:style-name="ce7" office:value-type="string" calcext:value-type="string">
            <text:p>11-22-262</text:p>
          </table:table-cell>
          <table:table-cell table:style-name="ce9" office:value-type="float" office:value="100856" calcext:value-type="float">
            <text:p>100856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6 S/N: 4K3780300445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8</text:p>
          </table:table-cell>
          <table:table-cell table:style-name="ce9" office:value-type="float" office:value="100860" calcext:value-type="float">
            <text:p>100860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0 S/N: 4K3780300438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9</text:p>
          </table:table-cell>
          <table:table-cell table:style-name="ce9" office:value-type="float" office:value="100861" calcext:value-type="float">
            <text:p>100861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1 S/N: 4K3780300437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80</text:p>
          </table:table-cell>
          <table:table-cell table:style-name="ce9" office:value-type="float" office:value="100862" calcext:value-type="float">
            <text:p>100862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2 S/N: 4K3780300439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63</text:p>
          </table:table-cell>
          <table:table-cell table:style-name="ce9" office:value-type="float" office:value="100841" calcext:value-type="float">
            <text:p>100841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1 S/N: 4K3780300518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64</text:p>
          </table:table-cell>
          <table:table-cell table:style-name="ce9" office:value-type="float" office:value="100842" calcext:value-type="float">
            <text:p>100842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2 S/N: 4K3780300514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65</text:p>
          </table:table-cell>
          <table:table-cell table:style-name="ce9" office:value-type="float" office:value="100846" calcext:value-type="float">
            <text:p>100846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6 S/N: 4K3780300525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66</text:p>
          </table:table-cell>
          <table:table-cell table:style-name="ce9" office:value-type="float" office:value="100847" calcext:value-type="float">
            <text:p>100847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7 S/N: 4K3780300526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67</text:p>
          </table:table-cell>
          <table:table-cell table:style-name="ce9" office:value-type="float" office:value="100848" calcext:value-type="float">
            <text:p>100848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8 S/N: 4K3780300521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68</text:p>
          </table:table-cell>
          <table:table-cell table:style-name="ce9" office:value-type="float" office:value="100849" calcext:value-type="float">
            <text:p>100849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9 S/N: 4K3780300522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69</text:p>
          </table:table-cell>
          <table:table-cell table:style-name="ce9" office:value-type="float" office:value="100850" calcext:value-type="float">
            <text:p>100850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0 S/N: 4K3780300527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0</text:p>
          </table:table-cell>
          <table:table-cell table:style-name="ce9" office:value-type="float" office:value="100851" calcext:value-type="float">
            <text:p>100851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1 S/N: 4K3780300528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1</text:p>
          </table:table-cell>
          <table:table-cell table:style-name="ce9" office:value-type="float" office:value="100852" calcext:value-type="float">
            <text:p>100852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2 S/N: 4K3780300523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2</text:p>
          </table:table-cell>
          <table:table-cell table:style-name="ce9" office:value-type="float" office:value="100853" calcext:value-type="float">
            <text:p>100853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3 S/N: 4K3780300529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3</text:p>
          </table:table-cell>
          <table:table-cell table:style-name="ce9" office:value-type="float" office:value="100854" calcext:value-type="float">
            <text:p>100854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4 S/N: 4K3780300524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4</text:p>
          </table:table-cell>
          <table:table-cell table:style-name="ce9" office:value-type="float" office:value="100855" calcext:value-type="float">
            <text:p>100855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5 S/N: 4K3780300440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5</text:p>
          </table:table-cell>
          <table:table-cell table:style-name="ce9" office:value-type="float" office:value="100857" calcext:value-type="float">
            <text:p>100857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7 S/N: 4K3780300430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6</text:p>
          </table:table-cell>
          <table:table-cell table:style-name="ce9" office:value-type="float" office:value="100858" calcext:value-type="float">
            <text:p>100858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8 S/N: 4K3780300436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11-22-277</text:p>
          </table:table-cell>
          <table:table-cell table:style-name="ce9" office:value-type="float" office:value="100859" calcext:value-type="float">
            <text:p>100859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9 S/N: 4K3780300435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11-22-344</text:p>
          </table:table-cell>
          <table:table-cell table:style-name="ce9" office:value-type="float" office:value="100867" calcext:value-type="float">
            <text:p>100867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7 S/N: 4K3780300449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0" calcext:value-type="date">
            <text:p>10/06/22</text:p>
          </table:table-cell>
          <table:table-cell table:style-name="ce7" office:value-type="string" calcext:value-type="string">
            <text:p>11-22-349</text:p>
          </table:table-cell>
          <table:table-cell table:style-name="ce9" office:value-type="float" office:value="100863" calcext:value-type="float">
            <text:p>100863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3 S/N: 4K3780300431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0">
          <table:table-cell table:style-name="ce4" office:value-type="date" office:date-value="2022-06-10" calcext:value-type="date">
            <text:p>10/06/22</text:p>
          </table:table-cell>
          <table:table-cell table:style-name="ce7" office:value-type="string" calcext:value-type="string">
            <text:p>11-22-352</text:p>
          </table:table-cell>
          <table:table-cell table:style-name="ce9" office:value-type="float" office:value="100843" calcext:value-type="float">
            <text:p>100843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3 S/N: 4K3780300513</text:p>
          </table:table-cell>
          <table:table-cell table:style-name="ce13" office:value-type="string" calcext:value-type="string">
            <text:p>Zalazar Soleda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ía de Fortalecimiento territorial en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0" calcext:value-type="date">
            <text:p>10/06/22</text:p>
          </table:table-cell>
          <table:table-cell table:style-name="ce7" office:value-type="string" calcext:value-type="string">
            <text:p>11-22-355</text:p>
          </table:table-cell>
          <table:table-cell table:style-name="ce9" office:value-type="float" office:value="100845" calcext:value-type="float">
            <text:p>100845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5 S/N: 4K3780300520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0" calcext:value-type="date">
            <text:p>10/06/22</text:p>
          </table:table-cell>
          <table:table-cell table:style-name="ce7" office:value-type="string" calcext:value-type="string">
            <text:p>11-22-358</text:p>
          </table:table-cell>
          <table:table-cell table:style-name="ce9" office:value-type="float" office:value="100872" calcext:value-type="float">
            <text:p>100872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2 S/N: 4K3780300447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0" calcext:value-type="date">
            <text:p>10/06/22</text:p>
          </table:table-cell>
          <table:table-cell table:style-name="ce7" office:value-type="string" calcext:value-type="string">
            <text:p>11-22-359</text:p>
          </table:table-cell>
          <table:table-cell table:style-name="ce9" office:value-type="float" office:value="100865" calcext:value-type="float">
            <text:p>100865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5 S/N: 4K3780300434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0" calcext:value-type="date">
            <text:p>10/06/22</text:p>
          </table:table-cell>
          <table:table-cell table:style-name="ce7" office:value-type="string" calcext:value-type="string">
            <text:p>11-22-360</text:p>
          </table:table-cell>
          <table:table-cell table:style-name="ce9" office:value-type="float" office:value="100866" calcext:value-type="float">
            <text:p>100866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6 S/N: 4K3780300432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6-10" calcext:value-type="date">
            <text:p>10/06/22</text:p>
          </table:table-cell>
          <table:table-cell table:style-name="ce7" office:value-type="string" calcext:value-type="string">
            <text:p>11-22-362</text:p>
          </table:table-cell>
          <table:table-cell table:style-name="ce9" office:value-type="float" office:value="100864" calcext:value-type="float">
            <text:p>100864</text:p>
          </table:table-cell>
          <table:table-cell table:style-name="ce13" office:value-type="string" calcext:value-type="string">
            <text:p>Auricular</text:p>
          </table:table-cell>
          <table:table-cell table:style-name="ce13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4 S/N: 4K3780300433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1-04-04" calcext:value-type="date">
            <text:p>04/04/21</text:p>
          </table:table-cell>
          <table:table-cell table:style-name="ce7" office:value-type="string" calcext:value-type="string">
            <text:p>9-4-4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Camara-web</text:p>
          </table:table-cell>
          <table:table-cell table:style-name="ce13" office:value-type="string" calcext:value-type="string">
            <text:p>C1 Cámara web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16" calcext:value-type="date">
            <text:p>16/04/21</text:p>
          </table:table-cell>
          <table:table-cell table:style-name="ce7" office:value-type="string" calcext:value-type="string">
            <text:p>9-4-5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Camara-web</text:p>
          </table:table-cell>
          <table:table-cell table:style-name="ce13" office:value-type="string" calcext:value-type="string">
            <text:p>C2 Cámara web</text:p>
          </table:table-cell>
          <table:table-cell table:style-name="ce13" office:value-type="string" calcext:value-type="string">
            <text:p>Lucas Maurice</text:p>
          </table:table-cell>
          <table:table-cell table:style-name="ce9" office:value-type="float" office:value="98765321" calcext:value-type="float">
            <text:p>98765321</text:p>
          </table:table-cell>
          <table:table-cell table:style-name="ce13" office:value-type="string" calcext:value-type="string">
            <text:p/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4-16" calcext:value-type="date">
            <text:p>16/04/21</text:p>
          </table:table-cell>
          <table:table-cell table:style-name="ce7" office:value-type="string" calcext:value-type="string">
            <text:p>9-4-5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Camara-web</text:p>
          </table:table-cell>
          <table:table-cell table:style-name="ce13" office:value-type="string" calcext:value-type="string">
            <text:p>C3 Cámara web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1-04-16" calcext:value-type="date">
            <text:p>16/04/21</text:p>
          </table:table-cell>
          <table:table-cell table:style-name="ce7" office:value-type="string" calcext:value-type="string">
            <text:p>9-4-5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Camara-web</text:p>
          </table:table-cell>
          <table:table-cell table:style-name="ce13" office:value-type="string" calcext:value-type="string">
            <text:p>C4 Cámara web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1-04-16" calcext:value-type="date">
            <text:p>16/04/21</text:p>
          </table:table-cell>
          <table:table-cell table:style-name="ce7" office:value-type="string" calcext:value-type="string">
            <text:p>9-4-5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Camara-web</text:p>
          </table:table-cell>
          <table:table-cell table:style-name="ce13" office:value-type="string" calcext:value-type="string">
            <text:p>C5 Cámara web</text:p>
          </table:table-cell>
          <table:table-cell table:style-name="ce13" office:value-type="string" calcext:value-type="string">
            <text:p>Barbara Yelpo</text:p>
          </table:table-cell>
          <table:table-cell table:style-name="ce9" office:value-type="float" office:value="26607377" calcext:value-type="float">
            <text:p>26607377</text:p>
          </table:table-cell>
          <table:table-cell table:number-columns-repeated="2"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6-04" calcext:value-type="date">
            <text:p>04/06/21</text:p>
          </table:table-cell>
          <table:table-cell table:style-name="ce7" office:value-type="string" calcext:value-type="string">
            <text:p>9-4-6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Camara-web</text:p>
          </table:table-cell>
          <table:table-cell table:style-name="ce13" office:value-type="string" calcext:value-type="string">
            <text:p>WebCam LOGITECH C920S PRO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1-07-08" calcext:value-type="date">
            <text:p>08/07/21</text:p>
          </table:table-cell>
          <table:table-cell table:style-name="ce7" office:value-type="string" calcext:value-type="string">
            <text:p>9-4-7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Camara-web</text:p>
          </table:table-cell>
          <table:table-cell table:style-name="ce13" office:value-type="string" calcext:value-type="string">
            <text:p>2108LZ91TRM9 WebCam LOGITECH C920S</text:p>
          </table:table-cell>
          <table:table-cell table:style-name="ce13" office:value-type="string" calcext:value-type="string">
            <text:p>Lorena B., Battilana</text:p>
          </table:table-cell>
          <table:table-cell table:style-name="ce9" office:value-type="float" office:value="34934821" calcext:value-type="float">
            <text:p>34934821</text:p>
          </table:table-cell>
          <table:table-cell table:style-name="ce13" office:value-type="string" calcext:value-type="string">
            <text:p>Subsecretaria de Relaciones Instucionales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1-06-11" calcext:value-type="date">
            <text:p>11/06/21</text:p>
          </table:table-cell>
          <table:table-cell table:style-name="ce7" office:value-type="string" calcext:value-type="string">
            <text:p>9-17-37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GENERICA s/n: 000287270065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9-17-18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XIAOMI 1080P USB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5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855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9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86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692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99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885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81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48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66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96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46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792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4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910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5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89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5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652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5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672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5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717506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9-17-25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682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9-17-33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59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9-17-34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906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9-17-34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74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9-17-34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58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9-17-34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amar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905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76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712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77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762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78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662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79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702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0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765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1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772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2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890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3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873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4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782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5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610791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6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717536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5" office:value-type="date" office:date-value="2022-06-14" calcext:value-type="date">
            <text:p>14/06/22</text:p>
          </table:table-cell>
          <table:table-cell table:style-name="ce8" office:value-type="string" calcext:value-type="string">
            <text:p>9-17-387</text:p>
          </table:table-cell>
          <table:table-cell table:style-name="ce10" office:value-type="string" calcext:value-type="string">
            <text:p/>
          </table:table-cell>
          <table:table-cell table:style-name="ce14" office:value-type="string" calcext:value-type="string">
            <text:p>Camara</text:p>
          </table:table-cell>
          <table:table-cell table:style-name="ce14" office:value-type="string" calcext:value-type="string">
            <text:p>USB</text:p>
          </table:table-cell>
          <table:table-cell table:style-name="ce14" office:value-type="string" calcext:value-type="string">
            <text:p>WEBCAM VIDLOK BY XIAOMI PRO W90 C/ MICRÓFONO S/N: 292717547</text:p>
          </table:table-cell>
          <table:table-cell table:style-name="ce14" office:value-type="string" calcext:value-type="string">
            <text:p>Leonardo Lentini</text:p>
          </table:table-cell>
          <table:table-cell table:style-name="ce10" office:value-type="float" office:value="24411066" calcext:value-type="float">
            <text:p>24411066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Ministerio de Igualdad, Genero y Diversidad</text:p>
          </table:table-cell>
          <table:table-cell table:style-name="ce19" office:value-type="string" calcext:value-type="string">
            <text:p>Corrientes 2879 </text:p>
          </table:table-cell>
          <table:table-cell table:style-name="ce19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11" calcext:value-type="date">
            <text:p>11/03/21</text:p>
          </table:table-cell>
          <table:table-cell table:style-name="ce7" office:value-type="string" calcext:value-type="string">
            <text:p>7-6-1</text:p>
          </table:table-cell>
          <table:table-cell table:style-name="ce9" office:value-type="float" office:value="193595" calcext:value-type="float">
            <text:p>193595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SD 120GB, SARI: I-193595</text:p>
          </table:table-cell>
          <table:table-cell table:style-name="ce13" office:value-type="string" calcext:value-type="string">
            <text:p>García Lurdes</text:p>
          </table:table-cell>
          <table:table-cell table:style-name="ce9" office:value-type="float" office:value="95874519" calcext:value-type="float">
            <text:p>95874519</text:p>
          </table:table-cell>
          <table:table-cell table:style-name="ce13" office:value-type="string" calcext:value-type="string">
            <text:p>Mesa de Entradas -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11" calcext:value-type="date">
            <text:p>11/03/21</text:p>
          </table:table-cell>
          <table:table-cell table:style-name="ce7" office:value-type="string" calcext:value-type="string">
            <text:p>7-6-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37</text:p>
          </table:table-cell>
          <table:table-cell table:style-name="ce13" office:value-type="string" calcext:value-type="string">
            <text:p>Robledo Alejandra</text:p>
          </table:table-cell>
          <table:table-cell table:style-name="ce9" office:value-type="float" office:value="28241492" calcext:value-type="float">
            <text:p>28241492</text:p>
          </table:table-cell>
          <table:table-cell table:style-name="ce13" office:value-type="string" calcext:value-type="string">
            <text:p>Redacción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1-03-11" calcext:value-type="date">
            <text:p>11/03/21</text:p>
          </table:table-cell>
          <table:table-cell table:style-name="ce7" office:value-type="string" calcext:value-type="string">
            <text:p>7-6-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3193629</text:p>
          </table:table-cell>
          <table:table-cell table:style-name="ce13" office:value-type="string" calcext:value-type="string">
            <text:p>Zen Mariela</text:p>
          </table:table-cell>
          <table:table-cell table:style-name="ce9" office:value-type="float" office:value="28764096" calcext:value-type="float">
            <text:p>28764096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6-1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60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6-14</text:p>
          </table:table-cell>
          <table:table-cell table:style-name="ce9" office:value-type="float" office:value="193469" calcext:value-type="float">
            <text:p>193469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469</text:p>
          </table:table-cell>
          <table:table-cell table:style-name="ce13" office:value-type="string" calcext:value-type="string">
            <text:p>Marinaro Florenc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inistra de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6-1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SD 120GB, SARI: I-193649</text:p>
          </table:table-cell>
          <table:table-cell table:style-name="ce13" office:value-type="string" calcext:value-type="string">
            <text:p>Ramello Agustín</text:p>
          </table:table-cell>
          <table:table-cell table:style-name="ce9" office:value-type="float" office:value="37396350" calcext:value-type="float">
            <text:p>37396350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6-16</text:p>
          </table:table-cell>
          <table:table-cell table:style-name="ce9" office:value-type="float" office:value="193603" calcext:value-type="float">
            <text:p>193603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03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7-6-28</text:p>
          </table:table-cell>
          <table:table-cell table:style-name="ce9" office:value-type="float" office:value="193605" calcext:value-type="float">
            <text:p>193605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05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4-12" calcext:value-type="date">
            <text:p>12/04/21</text:p>
          </table:table-cell>
          <table:table-cell table:style-name="ce7" office:value-type="string" calcext:value-type="string">
            <text:p>7-6-4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HP - SP-Q045-22 SSD 500GB</text:p>
          </table:table-cell>
          <table:table-cell table:style-name="ce13" office:value-type="string" calcext:value-type="string">
            <text:p>Holub Germán</text:p>
          </table:table-cell>
          <table:table-cell table:style-name="ce9" office:value-type="float" office:value="38723216" calcext:value-type="float">
            <text:p>38723216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8-168</text:p>
          </table:table-cell>
          <table:table-cell table:style-name="ce9" office:value-type="float" office:value="193705" calcext:value-type="float">
            <text:p>193705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AIO HP 200 G3 i5-8250U SARI: I-193705</text:p>
          </table:table-cell>
          <table:table-cell table:style-name="ce13" office:value-type="string" calcext:value-type="string">
            <text:p>Escudero Patricia</text:p>
          </table:table-cell>
          <table:table-cell table:style-name="ce9" office:value-type="float" office:value="16880125" calcext:value-type="float">
            <text:p>16880125</text:p>
          </table:table-cell>
          <table:table-cell table:style-name="ce13" office:value-type="string" calcext:value-type="string">
            <text:p>Equipo fortalecimiento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6-169</text:p>
          </table:table-cell>
          <table:table-cell table:style-name="ce9" office:value-type="float" office:value="193587" calcext:value-type="float">
            <text:p>193587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AIO HP 200 G3 i5-8250U SARI: I-193587</text:p>
          </table:table-cell>
          <table:table-cell table:style-name="ce13" office:value-type="string" calcext:value-type="string">
            <text:p>Escudero Patricia</text:p>
          </table:table-cell>
          <table:table-cell table:style-name="ce9" office:value-type="float" office:value="16880125" calcext:value-type="float">
            <text:p>16880125</text:p>
          </table:table-cell>
          <table:table-cell table:style-name="ce13" office:value-type="string" calcext:value-type="string">
            <text:p>Equipo fortalecimiento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6-172</text:p>
          </table:table-cell>
          <table:table-cell table:style-name="ce9" office:value-type="float" office:value="193706" calcext:value-type="float">
            <text:p>193706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All in one</text:p>
          </table:table-cell>
          <table:table-cell table:style-name="ce13" office:value-type="string" calcext:value-type="string">
            <text:p>AIO HP 200 G3 i5-8250U SARI: I-193706</text:p>
          </table:table-cell>
          <table:table-cell table:style-name="ce13" office:value-type="string" calcext:value-type="string">
            <text:p>Sobrado Natalia</text:p>
          </table:table-cell>
          <table:table-cell table:style-name="ce9" office:value-type="float" office:value="21887284" calcext:value-type="float">
            <text:p>21887284</text:p>
          </table:table-cell>
          <table:table-cell table:style-name="ce13" office:value-type="string" calcext:value-type="string">
            <text:p>casita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1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3-6100 4RAM COMPARTIDA_MOVILIDAD</text:p>
          </table:table-cell>
          <table:table-cell table:style-name="ce13" office:value-type="string" calcext:value-type="string">
            <text:p>Muiños Emanuel</text:p>
          </table:table-cell>
          <table:table-cell table:style-name="ce9" office:value-type="float" office:value="28736157" calcext:value-type="float">
            <text:p>28736157</text:p>
          </table:table-cell>
          <table:table-cell table:style-name="ce13" office:value-type="string" calcext:value-type="string">
            <text:p>Jefe 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falta firma muiños emanuel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6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negra i3-4160 4Gb RAM SARI: I-183892</text:p>
          </table:table-cell>
          <table:table-cell table:style-name="ce13" office:value-type="string" calcext:value-type="string">
            <text:p>Sealengue María Elisa</text:p>
          </table:table-cell>
          <table:table-cell table:style-name="ce9" office:value-type="float" office:value="31272633" calcext:value-type="float">
            <text:p>31272633</text:p>
          </table:table-cell>
          <table:table-cell table:style-name="ce13" office:value-type="string" calcext:value-type="string">
            <text:p>Guardia violenc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4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egra I3-4160 4RAM DDR3 HDD SARI: I-180639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4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3-3240 HDD 4Gb RAM SARI: I-174994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5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Slim negro brilloso i3-3220 SIN SARI 4 Gb DDR3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5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i3-4160 SARI: I-180641 4 Gb DDR3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5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Slim negro brilloso i3-3240 SIN SARI 4 Gb DDR3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5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HP 240G-Business i3-4170 4 RAM S/N:MXL633280R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5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HP 240G-Business i3-4170 4 RAM S/N:MXL63327Y5</text:p>
          </table:table-cell>
          <table:table-cell table:style-name="ce13" office:value-type="string" calcext:value-type="string">
            <text:p>Barissini María Virginia</text:p>
          </table:table-cell>
          <table:table-cell table:style-name="ce9" office:value-type="float" office:value="31700793" calcext:value-type="float">
            <text:p>31700793</text:p>
          </table:table-cell>
          <table:table-cell table:style-name="ce13" office:value-type="string" calcext:value-type="string">
            <text:p>Guardia violenci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7-8-15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Bangho no slim negra i3-3220 4 Gb RAM sin sari</text:p>
          </table:table-cell>
          <table:table-cell table:style-name="ce13" office:value-type="string" calcext:value-type="string">
            <text:p>Gonzalez Carina</text:p>
          </table:table-cell>
          <table:table-cell table:style-name="ce9" office:value-type="float" office:value="33568517" calcext:value-type="float">
            <text:p>33568517</text:p>
          </table:table-cell>
          <table:table-cell table:style-name="ce13" office:value-type="string" calcext:value-type="string">
            <text:p>Administrativa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0-01-20" calcext:value-type="date">
            <text:p>20/01/20</text:p>
          </table:table-cell>
          <table:table-cell table:style-name="ce7" office:value-type="string" calcext:value-type="string">
            <text:p>7-8-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marca CX Intel Core I3-7100 4Gb RAM SSD sin sari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11" calcext:value-type="date">
            <text:p>11/03/21</text:p>
          </table:table-cell>
          <table:table-cell table:style-name="ce7" office:value-type="string" calcext:value-type="string">
            <text:p>7-8-4</text:p>
          </table:table-cell>
          <table:table-cell table:style-name="ce9" office:value-type="float" office:value="194475" calcext:value-type="float">
            <text:p>194475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Intel i3-placa video 1GB VGA, 4GB RAM, SSD 256 SARI: I-194475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7</text:p>
          </table:table-cell>
          <table:table-cell table:style-name="ce9" office:value-type="float" office:value="194476" calcext:value-type="float">
            <text:p>194476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video 1GB VGA, 4GB RAM, SSD 256 SARI: I-194476</text:p>
          </table:table-cell>
          <table:table-cell table:style-name="ce13" office:value-type="string" calcext:value-type="string">
            <text:p>López Sandra</text:p>
          </table:table-cell>
          <table:table-cell table:style-name="ce9" office:value-type="float" office:value="18264918" calcext:value-type="float">
            <text:p>18264918</text:p>
          </table:table-cell>
          <table:table-cell table:style-name="ce13" office:value-type="string" calcext:value-type="string">
            <text:p>Municipios y comuna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marca CX I3 RAM DDR3 4GB SSD SARI:</text:p>
          </table:table-cell>
          <table:table-cell table:style-name="ce13" office:value-type="string" calcext:value-type="string">
            <text:p>Rolón Agustina</text:p>
          </table:table-cell>
          <table:table-cell table:style-name="ce9" office:value-type="float" office:value="39128074" calcext:value-type="float">
            <text:p>39128074</text:p>
          </table:table-cell>
          <table:table-cell table:style-name="ce13" office:value-type="string" calcext:value-type="string">
            <text:p>Secretarí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1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marca CX I3 SARI: I-178137</text:p>
          </table:table-cell>
          <table:table-cell table:style-name="ce13" office:value-type="string" calcext:value-type="string">
            <text:p>Mernes Celeste</text:p>
          </table:table-cell>
          <table:table-cell table:style-name="ce9" office:value-type="float" office:value="42561380" calcext:value-type="float">
            <text:p>42561380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1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Perfomance SARI: I-0174077 i3 2gb DDR2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1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marca CX I3 SARI: I0175326</text:p>
          </table:table-cell>
          <table:table-cell table:style-name="ce13" office:value-type="string" calcext:value-type="string">
            <text:p>De la Mata Esteban</text:p>
          </table:table-cell>
          <table:table-cell table:style-name="ce9" office:value-type="float" office:value="26289625" calcext:value-type="float">
            <text:p>26289625</text:p>
          </table:table-cell>
          <table:table-cell table:style-name="ce13" office:value-type="string" calcext:value-type="string">
            <text:p>Mesa de entrada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1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Core i3 SSD SARI: I-0175494</text:p>
          </table:table-cell>
          <table:table-cell table:style-name="ce13" office:value-type="string" calcext:value-type="string">
            <text:p>Maria Florencia Sala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1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Pentium SSD SARI: I190165</text:p>
          </table:table-cell>
          <table:table-cell table:style-name="ce13" office:value-type="string" calcext:value-type="string">
            <text:p>Sandra Nardi</text:p>
          </table:table-cell>
          <table:table-cell table:style-name="ce9" office:value-type="float" office:value="20180700" calcext:value-type="float">
            <text:p>20180700</text:p>
          </table:table-cell>
          <table:table-cell table:style-name="ce13" office:value-type="string" calcext:value-type="string">
            <text:p>Recep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19</text:p>
          </table:table-cell>
          <table:table-cell table:style-name="ce9" office:value-type="float" office:value="194471" calcext:value-type="float">
            <text:p>194471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Intel i3-placa video 1GB VGA, 4GB RAM, SSD 256SARI: I-194471</text:p>
          </table:table-cell>
          <table:table-cell table:style-name="ce13" office:value-type="string" calcext:value-type="string">
            <text:p>Lovaisa Jimena</text:p>
          </table:table-cell>
          <table:table-cell table:style-name="ce9" office:value-type="float" office:value="30812238" calcext:value-type="float">
            <text:p>30812238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8-2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LENOVO i3-8100 SARI: I-192560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7-8-2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marca CX</text:p>
          </table:table-cell>
          <table:table-cell table:style-name="ce13" office:value-type="string" calcext:value-type="string">
            <text:p>Campello Ánge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7-8-2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3-6100 8RAM</text:p>
          </table:table-cell>
          <table:table-cell table:style-name="ce13" office:value-type="string" calcext:value-type="string">
            <text:p>Palud Gabriel</text:p>
          </table:table-cell>
          <table:table-cell table:style-name="ce9" office:value-type="float" office:value="29233736" calcext:value-type="float">
            <text:p>29233736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7-8-22</text:p>
          </table:table-cell>
          <table:table-cell table:style-name="ce9" office:value-type="float" office:value="194472" calcext:value-type="float">
            <text:p>194472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Intel i3-placa video 1GB VGA, 4GB RAM, SSD 256 SARI I-194472 - en Oficina informatica</text:p>
          </table:table-cell>
          <table:table-cell table:style-name="ce13" office:value-type="string" calcext:value-type="string">
            <text:p>Zen Mariela</text:p>
          </table:table-cell>
          <table:table-cell table:style-name="ce9" office:value-type="float" office:value="28764096" calcext:value-type="float">
            <text:p>28764096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7-8-2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Lenovo V530S-07ICB desktop S/N:YL004VU0 SARI:192558</text:p>
          </table:table-cell>
          <table:table-cell table:style-name="ce13" office:value-type="string" calcext:value-type="string">
            <text:p>Costa Victoria</text:p>
          </table:table-cell>
          <table:table-cell table:style-name="ce9" office:value-type="float" office:value="35548333" calcext:value-type="float">
            <text:p>35548333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7-8-2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Hp 280g1 I3-4170 Sin SARI</text:p>
          </table:table-cell>
          <table:table-cell table:style-name="ce13" office:value-type="string" calcext:value-type="string">
            <text:p>Blason Jesú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DGA Habilitacio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7-8-2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marca CX Intel Core I3-4160 CPU 6 GB RAM SSD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5-07" calcext:value-type="date">
            <text:p>07/05/21</text:p>
          </table:table-cell>
          <table:table-cell table:style-name="ce7" office:value-type="string" calcext:value-type="string">
            <text:p>7-8-66</text:p>
          </table:table-cell>
          <table:table-cell table:style-name="ce9" office:value-type="float" office:value="194473" calcext:value-type="float">
            <text:p>194473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de video 1GB VGA, 4GB RAM, SSD 256 SARI I-194473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5-07" calcext:value-type="date">
            <text:p>07/05/21</text:p>
          </table:table-cell>
          <table:table-cell table:style-name="ce7" office:value-type="string" calcext:value-type="string">
            <text:p>7-8-67</text:p>
          </table:table-cell>
          <table:table-cell table:style-name="ce9" office:value-type="float" office:value="194474" calcext:value-type="float">
            <text:p>194474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de video 1gb VGA, 4GB RAM, SSD256 SARI I-194474</text:p>
          </table:table-cell>
          <table:table-cell table:style-name="ce13" office:value-type="string" calcext:value-type="string">
            <text:p>Borgogno Luciano</text:p>
          </table:table-cell>
          <table:table-cell table:style-name="ce9" office:value-type="float" office:value="25803714" calcext:value-type="float">
            <text:p>25803714</text:p>
          </table:table-cell>
          <table:table-cell table:style-name="ce13" office:value-type="string" calcext:value-type="string">
            <text:p>DGA Subdirector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1-08-02" calcext:value-type="date">
            <text:p>02/08/21</text:p>
          </table:table-cell>
          <table:table-cell table:style-name="ce7" office:value-type="string" calcext:value-type="string">
            <text:p>7-8-133</text:p>
          </table:table-cell>
          <table:table-cell table:style-name="ce9" office:value-type="float" office:value="194478" calcext:value-type="float">
            <text:p>194478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/N: 001OPX005200040357 sari: I-194478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9-02" calcext:value-type="date">
            <text:p>02/09/21</text:p>
          </table:table-cell>
          <table:table-cell table:style-name="ce7" office:value-type="string" calcext:value-type="string">
            <text:p>7-8-7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negra sin marca i3-3240 4Gb DDR3 SARI: I-174972</text:p>
          </table:table-cell>
          <table:table-cell table:style-name="ce13" office:value-type="string" calcext:value-type="string">
            <text:p>Cristina Melnik</text:p>
          </table:table-cell>
          <table:table-cell table:style-name="ce9" office:value-type="float" office:value="27413434" calcext:value-type="float">
            <text:p>27413434</text:p>
          </table:table-cell>
          <table:table-cell table:style-name="ce13" office:value-type="string" calcext:value-type="string">
            <text:p>Politicas de igualdad y Diversidad - Casa LGTBI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2-16" calcext:value-type="date">
            <text:p>16/02/22</text:p>
          </table:table-cell>
          <table:table-cell table:style-name="ce7" office:value-type="string" calcext:value-type="string">
            <text:p>7-8-9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ore I3 generación 10 SSD 120GB 8GB RAM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7-8-10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i3-3240 4Gb RAM SARI: I 178143</text:p>
          </table:table-cell>
          <table:table-cell table:style-name="ce13" office:value-type="string" calcext:value-type="string">
            <text:p>Perotti Josefina</text:p>
          </table:table-cell>
          <table:table-cell table:style-name="ce9" office:value-type="float" office:value="36191667" calcext:value-type="float">
            <text:p>36191667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7-8-10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3-7100 SSD SARI: I 187695</text:p>
          </table:table-cell>
          <table:table-cell table:style-name="ce13" office:value-type="string" calcext:value-type="string">
            <text:p>Gastaldi Paula</text:p>
          </table:table-cell>
          <table:table-cell table:style-name="ce9" office:value-type="float" office:value="39631097" calcext:value-type="float">
            <text:p>39631097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7-8-10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i3-7100 4GB RAM SSD S/N: 0010PX000400763220 orden nº: CX72016</text:p>
          </table:table-cell>
          <table:table-cell table:style-name="ce13" office:value-type="string" calcext:value-type="string">
            <text:p>Ramos Mariana</text:p>
          </table:table-cell>
          <table:table-cell table:style-name="ce9" office:value-type="float" office:value="30945311" calcext:value-type="float">
            <text:p>30945311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0">
          <table:table-cell table:style-name="ce4" office:value-type="date" office:date-value="2022-03-10" calcext:value-type="date">
            <text:p>10/03/22</text:p>
          </table:table-cell>
          <table:table-cell table:style-name="ce7" office:value-type="string" calcext:value-type="string">
            <text:p>7-8-14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Slim I3 gen6 RAM 4GB SARI: I-181765</text:p>
          </table:table-cell>
          <table:table-cell table:style-name="ce13" office:value-type="string" calcext:value-type="string">
            <text:p>Zalazar Soleda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ía de Fortalecimiento territorial en igualdad, género y diversidad</text:p>
          </table:table-cell>
          <table:table-cell table:style-name="ce13" office:value-type="string" calcext:value-type="string">
            <text:p>sub. fortalecimiento territorial en igualdad, genero y diversidad</text:p>
          </table:table-cell>
          <table:table-cell table:style-name="ce18" office:value-type="string" calcext:value-type="string">
            <text:p>PATRICIO DIEZ(CALLE15) 1165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2-03-16" calcext:value-type="date">
            <text:p>16/03/22</text:p>
          </table:table-cell>
          <table:table-cell table:style-name="ce7" office:value-type="string" calcext:value-type="string">
            <text:p>7-8-14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Slim negro brilloso i3-3220 SIN SARI 4 Gb DDR3</text:p>
          </table:table-cell>
          <table:table-cell table:style-name="ce13" office:value-type="string" calcext:value-type="string">
            <text:p>Milagros Monserrat</text:p>
          </table:table-cell>
          <table:table-cell table:style-name="ce9" office:value-type="float" office:value="37260827" calcext:value-type="float">
            <text:p>37260827</text:p>
          </table:table-cell>
          <table:table-cell table:style-name="ce13" office:value-type="string" calcext:value-type="string">
            <text:p>ATR Juventudes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8-16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BRILLOSA SARI I-190167 G-4560 HDD</text:p>
          </table:table-cell>
          <table:table-cell table:style-name="ce13" office:value-type="string" calcext:value-type="string">
            <text:p>Juan Pablo casita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casita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8-16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BISWAL CREMA G-4560 4 GB DDR4</text:p>
          </table:table-cell>
          <table:table-cell table:style-name="ce13" office:value-type="string" calcext:value-type="string">
            <text:p>Escudero Patricia</text:p>
          </table:table-cell>
          <table:table-cell table:style-name="ce9" office:value-type="float" office:value="16880125" calcext:value-type="float">
            <text:p>16880125</text:p>
          </table:table-cell>
          <table:table-cell table:style-name="ce13" office:value-type="string" calcext:value-type="string">
            <text:p>Equipo fortalecimiento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8-17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Supercase negra Celeron E3400 2GB DDR2 SIN SARI</text:p>
          </table:table-cell>
          <table:table-cell table:style-name="ce13" office:value-type="string" calcext:value-type="string">
            <text:p>Diego Gionblanco</text:p>
          </table:table-cell>
          <table:table-cell table:style-name="ce9" office:value-type="float" office:value="35650483" calcext:value-type="float">
            <text:p>35650483</text:p>
          </table:table-cell>
          <table:table-cell table:style-name="ce13" office:value-type="string" calcext:value-type="string">
            <text:p>becario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8-17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Slim <text:s/>i3-7100 SIN SARI 4 Gb DDR4</text:p>
          </table:table-cell>
          <table:table-cell table:style-name="ce13" office:value-type="string" calcext:value-type="string">
            <text:p>Grosso Alejandra</text:p>
          </table:table-cell>
          <table:table-cell table:style-name="ce9" office:value-type="float" office:value="20403053" calcext:value-type="float">
            <text:p>20403053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7-8-17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Slim i3-7100 SARI: I-187691 4 Gb DDR4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7-8-17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EGRO BRILLOSO i3-4160 HDD 4Gb DDR3 SARI: I-183890</text:p>
          </table:table-cell>
          <table:table-cell table:style-name="ce13" office:value-type="string" calcext:value-type="string">
            <text:p>Barbara Yelpo</text:p>
          </table:table-cell>
          <table:table-cell table:style-name="ce9" office:value-type="float" office:value="26607377" calcext:value-type="float">
            <text:p>26607377</text:p>
          </table:table-cell>
          <table:table-cell table:number-columns-repeated="2"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office:value-type="string" calcext:value-type="string">
            <text:p>PAPEL SIN FIRMA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7-8-18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EGRO BRILLOSO i3-4160 HDD 4Gb DDR3 SARI: I-180637</text:p>
          </table:table-cell>
          <table:table-cell table:style-name="ce13" office:value-type="string" calcext:value-type="string">
            <text:p>Fusi Alicia</text:p>
          </table:table-cell>
          <table:table-cell table:style-name="ce9" office:value-type="float" office:value="27793694" calcext:value-type="float">
            <text:p>27793694</text:p>
          </table:table-cell>
          <table:table-cell table:style-name="ce13" office:value-type="string" calcext:value-type="string">
            <text:p>amparo</text:p>
          </table:table-cell>
          <table:table-cell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7-8-18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NEGRO BRILLOSO i3-4160 HDD 4Gb DDR3 SARI: I-180635</text:p>
          </table:table-cell>
          <table:table-cell table:style-name="ce13" office:value-type="string" calcext:value-type="string">
            <text:p>gustavino mariangeles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amparo</text:p>
          </table:table-cell>
          <table:table-cell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4-08" calcext:value-type="date">
            <text:p>08/04/22</text:p>
          </table:table-cell>
          <table:table-cell table:style-name="ce7" office:value-type="string" calcext:value-type="string">
            <text:p>7-8-19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negra i3 ssd 4Gb Ram</text:p>
          </table:table-cell>
          <table:table-cell table:style-name="ce13" office:value-type="string" calcext:value-type="string">
            <text:p>Quinteros Magalí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3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7-8-257</text:p>
          </table:table-cell>
          <table:table-cell table:style-name="ce9" office:value-type="float" office:value="100822" calcext:value-type="float">
            <text:p>100822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9 SARI: E-100822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7-8-258</text:p>
          </table:table-cell>
          <table:table-cell table:style-name="ce9" office:value-type="float" office:value="100828" calcext:value-type="float">
            <text:p>100828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4 SARI: E-100828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0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7-8-256</text:p>
          </table:table-cell>
          <table:table-cell table:style-name="ce9" office:value-type="float" office:value="100821" calcext:value-type="float">
            <text:p>100821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3 SARI: E-100821</text:p>
          </table:table-cell>
          <table:table-cell table:style-name="ce13" office:value-type="string" calcext:value-type="string">
            <text:p>Zalazar Soleda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ía de Fortalecimiento territorial en igualdad, género y diversidad</text:p>
          </table:table-cell>
          <table:table-cell table:style-name="ce13" office:value-type="string" calcext:value-type="string">
            <text:p>sub. fortalecimiento territorial en igualdad, genero y diversidad</text:p>
          </table:table-cell>
          <table:table-cell table:style-name="ce18" office:value-type="string" calcext:value-type="string">
            <text:p>PATRICIO DIEZ(CALLE15) 1165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7-8-294</text:p>
          </table:table-cell>
          <table:table-cell table:style-name="ce9" office:value-type="float" office:value="100826" calcext:value-type="float">
            <text:p>100826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1 SARI: E-100826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7-8-295</text:p>
          </table:table-cell>
          <table:table-cell table:style-name="ce9" office:value-type="float" office:value="100830" calcext:value-type="float">
            <text:p>100830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1 SARI: E-100830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7-8-300</text:p>
          </table:table-cell>
          <table:table-cell table:style-name="ce9" office:value-type="float" office:value="100823" calcext:value-type="float">
            <text:p>100823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4 SARI: E-100823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7-8-301</text:p>
          </table:table-cell>
          <table:table-cell table:style-name="ce9" office:value-type="float" office:value="100824" calcext:value-type="float">
            <text:p>100824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8 SARI: E-100824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2-06-01" calcext:value-type="date">
            <text:p>01/06/22</text:p>
          </table:table-cell>
          <table:table-cell table:style-name="ce7" office:value-type="string" calcext:value-type="string">
            <text:p>7-8-304</text:p>
          </table:table-cell>
          <table:table-cell table:style-name="ce9" office:value-type="float" office:value="100829" calcext:value-type="float">
            <text:p>100829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90 SARI: E-100829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2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7-8-337</text:p>
          </table:table-cell>
          <table:table-cell table:style-name="ce9" office:value-type="float" office:value="100825" calcext:value-type="float">
            <text:p>100825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6 SARI: E-100825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7-8-335</text:p>
          </table:table-cell>
          <table:table-cell table:style-name="ce9" office:value-type="float" office:value="100827" calcext:value-type="float">
            <text:p>100827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9 SARI: E-100827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21" calcext:value-type="date">
            <text:p>21/06/22</text:p>
          </table:table-cell>
          <table:table-cell table:style-name="ce7" office:value-type="string" calcext:value-type="string">
            <text:p>7-8-41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PC Biswal Intel Celeron SSD 120GB, SARI: E0090795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22" calcext:value-type="date">
            <text:p>22/06/22</text:p>
          </table:table-cell>
          <table:table-cell table:style-name="ce7" office:value-type="string" calcext:value-type="string">
            <text:p>7-8-42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PC Performance Intel Core i3 SSD 120GB, SARI: I-0174089</text:p>
          </table:table-cell>
          <table:table-cell table:style-name="ce13" office:value-type="string" calcext:value-type="string">
            <text:p>Dora Soria</text:p>
          </table:table-cell>
          <table:table-cell table:style-name="ce9" office:value-type="float" office:value="22627227" calcext:value-type="float">
            <text:p>22627227</text:p>
          </table:table-cell>
          <table:table-cell table:style-name="ce13" office:value-type="string" calcext:value-type="string">
            <text:p>Recep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23" calcext:value-type="date">
            <text:p>23/06/22</text:p>
          </table:table-cell>
          <table:table-cell table:style-name="ce7" office:value-type="string" calcext:value-type="string">
            <text:p>7-8-423</text:p>
          </table:table-cell>
          <table:table-cell table:style-name="ce9" office:value-type="float" office:value="194480" calcext:value-type="float">
            <text:p>194480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de video 1GB VGA, 12GB RAM, SSD 256 SARI I-194480</text:p>
          </table:table-cell>
          <table:table-cell table:style-name="ce13" office:value-type="string" calcext:value-type="string">
            <text:p>Silvetti Gustavo</text:p>
          </table:table-cell>
          <table:table-cell table:style-name="ce9" office:value-type="float" office:value="27148391" calcext:value-type="float">
            <text:p>27148391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falta comprobante gustavo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27" calcext:value-type="date">
            <text:p>27/06/22</text:p>
          </table:table-cell>
          <table:table-cell table:style-name="ce7" office:value-type="string" calcext:value-type="string">
            <text:p>7-8-43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5-placa de video 2GB VGA, 8GB RAM, SSD 256GB, HD 2TB sin sari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7-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HP 240 G6 S/n: 5CD733317C SIN SARI</text:p>
          </table:table-cell>
          <table:table-cell table:style-name="ce13" office:value-type="string" calcext:value-type="string">
            <text:p>Zalazar Soleda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ía de Fortalecimiento territorial en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 office:value-type="string" calcext:value-type="string">
            <text:p>REGRESO 10/09/21</text:p>
          </table:table-cell>
          <table:table-cell table:style-name="ce21" table:number-columns-repeated="1011"/>
        </table:table-row>
        <table:table-row table:style-name="ro9">
          <table:table-cell table:style-name="ce4" office:value-type="date" office:date-value="2021-03-30" calcext:value-type="date">
            <text:p>30/03/21</text:p>
          </table:table-cell>
          <table:table-cell table:style-name="ce7" office:value-type="string" calcext:value-type="string">
            <text:p>7-7-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HP tpn-l119 - I 189579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 office:value-type="string" calcext:value-type="string">
            <text:p>REGRESO 10/09/21</text:p>
          </table:table-cell>
          <table:table-cell table:style-name="ce21" table:number-columns-repeated="1011"/>
        </table:table-row>
        <table:table-row table:style-name="ro9">
          <table:table-cell table:style-name="ce4" office:value-type="date" office:date-value="2021-05-19" calcext:value-type="date">
            <text:p>19/05/21</text:p>
          </table:table-cell>
          <table:table-cell table:style-name="ce7" office:value-type="string" calcext:value-type="string">
            <text:p>7-7-138</text:p>
          </table:table-cell>
          <table:table-cell table:style-name="ce9" office:value-type="float" office:value="194462" calcext:value-type="float">
            <text:p>194462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LENOVO V15-ILL CORE I5-1035G1 S/N PF23563R SARI: I-194462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6-03" calcext:value-type="date">
            <text:p>03/06/21</text:p>
          </table:table-cell>
          <table:table-cell table:style-name="ce7" office:value-type="string" calcext:value-type="string">
            <text:p>6-7-140</text:p>
          </table:table-cell>
          <table:table-cell table:style-name="ce9" office:value-type="float" office:value="194468" calcext:value-type="float">
            <text:p>194468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HP core i3 S/N: CND0260GV9 SARI: I-194468</text:p>
          </table:table-cell>
          <table:table-cell table:style-name="ce13" office:value-type="string" calcext:value-type="string">
            <text:p>Urgorri Miriam</text:p>
          </table:table-cell>
          <table:table-cell table:style-name="ce9" office:value-type="float" office:value="16550295" calcext:value-type="float">
            <text:p>16550295</text:p>
          </table:table-cell>
          <table:table-cell table:style-name="ce13" office:value-type="string" calcext:value-type="string">
            <text:p>Genéric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6-15" calcext:value-type="date">
            <text:p>15/06/21</text:p>
          </table:table-cell>
          <table:table-cell table:style-name="ce7" office:value-type="string" calcext:value-type="string">
            <text:p>7-7-13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HP core i3 S/N: CND0260H79 SARI: I-194469</text:p>
          </table:table-cell>
          <table:table-cell table:style-name="ce13" office:value-type="string" calcext:value-type="string">
            <text:p>Tacari Nere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olíticas de Igualdad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1-08-17" calcext:value-type="date">
            <text:p>17/08/21</text:p>
          </table:table-cell>
          <table:table-cell table:style-name="ce7" office:value-type="string" calcext:value-type="string">
            <text:p>7-7-7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Lenovo i5 - 82C4 - PF2J9SMO</text:p>
          </table:table-cell>
          <table:table-cell table:style-name="ce13" office:value-type="string" calcext:value-type="string">
            <text:p>Zalazar Soleda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ía de Fortalecimiento territorial en igualdad, género y diversidad</text:p>
          </table:table-cell>
          <table:table-cell table:style-name="ce13" office:value-type="string" calcext:value-type="string">
            <text:p>sub. fortalecimiento territorial en igualdad, genero y diversidad</text:p>
          </table:table-cell>
          <table:table-cell table:style-name="ce18" office:value-type="string" calcext:value-type="string">
            <text:p>PATRICIO DIEZ(CALLE15) 1165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9-24" calcext:value-type="date">
            <text:p>24/09/21</text:p>
          </table:table-cell>
          <table:table-cell table:style-name="ce7" office:value-type="string" calcext:value-type="string">
            <text:p>7-7-8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Lenovo i5 - 82C4 - PF2J9SKZ</text:p>
          </table:table-cell>
          <table:table-cell table:style-name="ce13" office:value-type="string" calcext:value-type="string">
            <text:p>Marinaro Florenc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inistra de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10-20" calcext:value-type="date">
            <text:p>20/10/21</text:p>
          </table:table-cell>
          <table:table-cell table:style-name="ce7" office:value-type="string" calcext:value-type="string">
            <text:p>7-7-8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HP tpn-Q186 I 190252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office:value-type="string" calcext:value-type="string">
            <text:p>GROSSI ORNELLA</text:p>
          </table:table-cell>
          <table:table-cell table:style-name="ce21" table:number-columns-repeated="1010"/>
        </table:table-row>
        <table:table-row table:style-name="ro11">
          <table:table-cell table:style-name="ce4" office:value-type="date" office:date-value="2021-10-20" calcext:value-type="date">
            <text:p>20/10/21</text:p>
          </table:table-cell>
          <table:table-cell table:style-name="ce7" office:value-type="string" calcext:value-type="string">
            <text:p>7-7-8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CX 0010PX004007588 I 0186920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/>
          <table:table-cell table:style-name="ce18" office:value-type="string" calcext:value-type="string">
            <text:p>FIRMADO QUE REGRESO</text:p>
          </table:table-cell>
          <table:table-cell table:style-name="ce21" table:number-columns-repeated="1011"/>
        </table:table-row>
        <table:table-row table:style-name="ro9">
          <table:table-cell table:style-name="ce4" office:value-type="date" office:date-value="2022-02-11" calcext:value-type="date">
            <text:p>11/02/22</text:p>
          </table:table-cell>
          <table:table-cell table:style-name="ce7" office:value-type="string" calcext:value-type="string">
            <text:p>7-7-9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HP 240 G6 #5cd733319b ProdId: 1NW23LA#AC8</text:p>
          </table:table-cell>
          <table:table-cell table:style-name="ce13" office:value-type="string" calcext:value-type="string">
            <text:p>Faccioli Melisa</text:p>
          </table:table-cell>
          <table:table-cell table:style-name="ce9" office:value-type="float" office:value="33212568" calcext:value-type="float">
            <text:p>33212568</text:p>
          </table:table-cell>
          <table:table-cell table:style-name="ce13" office:value-type="string" calcext:value-type="string">
            <text:p>Equipo de Sol Rodriguez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2-11" calcext:value-type="date">
            <text:p>11/02/22</text:p>
          </table:table-cell>
          <table:table-cell table:style-name="ce7" office:value-type="string" calcext:value-type="string">
            <text:p>7-7-136</text:p>
          </table:table-cell>
          <table:table-cell table:style-name="ce9" office:value-type="float" office:value="194464" calcext:value-type="float">
            <text:p>194464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LENOVO V15-ILL CORE I5-1035G1 S/N PZ234V0P SARI: I-194464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2-16" calcext:value-type="date">
            <text:p>16/02/22</text:p>
          </table:table-cell>
          <table:table-cell table:style-name="ce7" office:value-type="string" calcext:value-type="string">
            <text:p>7-7-9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CX 230xx NOTEBOOK 14", I0184860, 0010PX003700018226</text:p>
          </table:table-cell>
          <table:table-cell table:style-name="ce13" office:value-type="string" calcext:value-type="string">
            <text:p>Laura Mezio</text:p>
          </table:table-cell>
          <table:table-cell table:style-name="ce9" office:value-type="float" office:value="28764793" calcext:value-type="float">
            <text:p>28764793</text:p>
          </table:table-cell>
          <table:table-cell table:style-name="ce13" office:value-type="string" calcext:value-type="string">
            <text:p>Directora Casa Aparo</text:p>
          </table:table-cell>
          <table:table-cell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8">
          <table:table-cell table:style-name="ce4" office:value-type="date" office:date-value="2022-03-09" calcext:value-type="date">
            <text:p>09/03/22</text:p>
          </table:table-cell>
          <table:table-cell table:style-name="ce7" office:value-type="string" calcext:value-type="string">
            <text:p>7-7-137</text:p>
          </table:table-cell>
          <table:table-cell table:style-name="ce9" office:value-type="float" office:value="194463" calcext:value-type="float">
            <text:p>194463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LENOVO V15-ILL CORE I5-1035G1 S/N PF235AP7 SARI: I-194463</text:p>
          </table:table-cell>
          <table:table-cell table:style-name="ce13" office:value-type="string" calcext:value-type="string">
            <text:p>Melisa Trabuchi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SECRETARIA DE PLANIFICACIÓN Y COORDINACION ADMINISTRATIVA,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falta firma melisa trabuchi</text:p>
          </table:table-cell>
          <table:table-cell table:style-name="ce18"/>
          <table:table-cell table:style-name="ce21" table:number-columns-repeated="1011"/>
        </table:table-row>
        <table:table-row table:style-name="ro10">
          <table:table-cell table:style-name="ce4" office:value-type="date" office:date-value="2022-04-20" calcext:value-type="date">
            <text:p>20/04/22</text:p>
          </table:table-cell>
          <table:table-cell table:style-name="ce7" office:value-type="string" calcext:value-type="string">
            <text:p>7-7-19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HP 250 G7 core I3 SN#CNDO260HON ProdID 153B7LT#AC8</text:p>
          </table:table-cell>
          <table:table-cell table:style-name="ce13" office:value-type="string" calcext:value-type="string">
            <text:p>Grossi Ornella</text:p>
          </table:table-cell>
          <table:table-cell table:style-name="ce9" office:value-type="float" office:value="34934823" calcext:value-type="float">
            <text:p>34934823</text:p>
          </table:table-cell>
          <table:table-cell table:style-name="ce13" office:value-type="string" calcext:value-type="string">
            <text:p>Subsecretaria de Políticas contra la violencia por razones de géner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04" calcext:value-type="date">
            <text:p>04/05/22</text:p>
          </table:table-cell>
          <table:table-cell table:style-name="ce7" office:value-type="string" calcext:value-type="string">
            <text:p>7-7-19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1763 Y S/N: 5H7KPG3</text:p>
          </table:table-cell>
          <table:table-cell table:style-name="ce13" office:value-type="string" calcext:value-type="string">
            <text:p>Marinaro Florenc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inistra de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0" calcext:value-type="date">
            <text:p>20/05/22</text:p>
          </table:table-cell>
          <table:table-cell table:style-name="ce7" office:value-type="string" calcext:value-type="string">
            <text:p>13-19-213</text:p>
          </table:table-cell>
          <table:table-cell table:style-name="ce9" office:value-type="float" office:value="100762" calcext:value-type="float">
            <text:p>100762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2 Y S/N: 6MSKPG3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0" calcext:value-type="date">
            <text:p>20/05/22</text:p>
          </table:table-cell>
          <table:table-cell table:style-name="ce7" office:value-type="string" calcext:value-type="string">
            <text:p>7-7-207</text:p>
          </table:table-cell>
          <table:table-cell table:style-name="ce9" office:value-type="float" office:value="100761" calcext:value-type="float">
            <text:p>100761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1 Y S/N: 9MSKPG3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0" calcext:value-type="date">
            <text:p>20/05/22</text:p>
          </table:table-cell>
          <table:table-cell table:style-name="ce7" office:value-type="string" calcext:value-type="string">
            <text:p>7-7-202</text:p>
          </table:table-cell>
          <table:table-cell table:style-name="ce9" office:value-type="float" office:value="100760" calcext:value-type="float">
            <text:p>100760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0 Y S/N: 56TKPG3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3" calcext:value-type="date">
            <text:p>23/05/22</text:p>
          </table:table-cell>
          <table:table-cell table:style-name="ce7" office:value-type="string" calcext:value-type="string">
            <text:p>7-7-222</text:p>
          </table:table-cell>
          <table:table-cell table:style-name="ce9" office:value-type="float" office:value="100764" calcext:value-type="float">
            <text:p>100764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4 Y S/N: 9PSKPG3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3" calcext:value-type="date">
            <text:p>23/05/22</text:p>
          </table:table-cell>
          <table:table-cell table:style-name="ce7" office:value-type="string" calcext:value-type="string">
            <text:p>7-7-223</text:p>
          </table:table-cell>
          <table:table-cell table:style-name="ce9" office:value-type="float" office:value="100765" calcext:value-type="float">
            <text:p>100765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5 Y S/N: CNSKPG3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7-7-39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1766 Y S/N: 3J5KPG3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27" calcext:value-type="date">
            <text:p>27/06/22</text:p>
          </table:table-cell>
          <table:table-cell table:style-name="ce7" office:value-type="string" calcext:value-type="string">
            <text:p>7-7-9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Notebook</text:p>
          </table:table-cell>
          <table:table-cell table:style-name="ce13" office:value-type="string" calcext:value-type="string">
            <text:p>CX 230xx NOTEBOOK 14", I0186920, 0010PX000400758841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 office:value-type="string" calcext:value-type="string">
            <text:p>SARI REPETIDO?</text:p>
          </table:table-cell>
          <table:table-cell table:style-name="ce21" table:number-columns-repeated="1011"/>
        </table:table-row>
        <table:table-row table:style-name="ro9">
          <table:table-cell table:style-name="ce4" office:value-type="date" office:date-value="2021-05-15" calcext:value-type="date">
            <text:p>15/05/21</text:p>
          </table:table-cell>
          <table:table-cell table:style-name="ce7" office:value-type="string" calcext:value-type="string">
            <text:p>7-12-95</text:p>
          </table:table-cell>
          <table:table-cell table:style-name="ce9" office:value-type="float" office:value="194498" calcext:value-type="float">
            <text:p>194498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I-194498 - Lenovo TAB M10 HA1922TS</text:p>
          </table:table-cell>
          <table:table-cell table:style-name="ce13" office:value-type="string" calcext:value-type="string">
            <text:p>Marinaro Florenc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inistra de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9-07" calcext:value-type="date">
            <text:p>07/09/21</text:p>
          </table:table-cell>
          <table:table-cell table:style-name="ce7" office:value-type="string" calcext:value-type="string">
            <text:p>7-12-78</text:p>
          </table:table-cell>
          <table:table-cell table:style-name="ce9" office:value-type="float" office:value="100191" calcext:value-type="float">
            <text:p>100191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E-100191 - Lenovo TAB M10 HA1B8G0A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office:value-type="string" calcext:value-type="string">
            <text:p>tacari nerea</text:p>
          </table:table-cell>
          <table:table-cell table:style-name="ce21" table:number-columns-repeated="1010"/>
        </table:table-row>
        <table:table-row table:style-name="ro9">
          <table:table-cell table:style-name="ce4" office:value-type="date" office:date-value="2021-09-07" calcext:value-type="date">
            <text:p>07/09/21</text:p>
          </table:table-cell>
          <table:table-cell table:style-name="ce7" office:value-type="string" calcext:value-type="string">
            <text:p>7-12-79</text:p>
          </table:table-cell>
          <table:table-cell table:style-name="ce9" office:value-type="float" office:value="100193" calcext:value-type="float">
            <text:p>100193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E-100193 - Lenovo TAB M10 HA1B8FTC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office:value-type="string" calcext:value-type="string">
            <text:p>tacari nerea / REGRESO A INFORMATICA 8/7/22</text:p>
          </table:table-cell>
          <table:table-cell table:style-name="ce21" table:number-columns-repeated="1010"/>
        </table:table-row>
        <table:table-row table:style-name="ro9">
          <table:table-cell table:style-name="ce4" office:value-type="date" office:date-value="2021-09-07" calcext:value-type="date">
            <text:p>07/09/21</text:p>
          </table:table-cell>
          <table:table-cell table:style-name="ce7" office:value-type="string" calcext:value-type="string">
            <text:p>7-12-80</text:p>
          </table:table-cell>
          <table:table-cell table:style-name="ce9" office:value-type="float" office:value="100194" calcext:value-type="float">
            <text:p>100194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E-100194 - Lenovo TAB M10 HA1B5CZN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office:value-type="string" calcext:value-type="string">
            <text:p>tacari nerea</text:p>
          </table:table-cell>
          <table:table-cell table:style-name="ce21" table:number-columns-repeated="1010"/>
        </table:table-row>
        <table:table-row table:style-name="ro9">
          <table:table-cell table:style-name="ce4" office:value-type="date" office:date-value="2021-09-09" calcext:value-type="date">
            <text:p>09/09/21</text:p>
          </table:table-cell>
          <table:table-cell table:style-name="ce7" office:value-type="string" calcext:value-type="string">
            <text:p>7-12-81</text:p>
          </table:table-cell>
          <table:table-cell table:style-name="ce9" office:value-type="float" office:value="100192" calcext:value-type="float">
            <text:p>100192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E-100192 - Lenovo TAB M10 HA1B7QVF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office:value-type="string" calcext:value-type="string">
            <text:p>tacari nerea</text:p>
          </table:table-cell>
          <table:table-cell table:style-name="ce21" table:number-columns-repeated="1010"/>
        </table:table-row>
        <table:table-row table:style-name="ro9">
          <table:table-cell table:style-name="ce4" office:value-type="date" office:date-value="2021-09-09" calcext:value-type="date">
            <text:p>09/09/21</text:p>
          </table:table-cell>
          <table:table-cell table:style-name="ce7" office:value-type="string" calcext:value-type="string">
            <text:p>7-12-82</text:p>
          </table:table-cell>
          <table:table-cell table:style-name="ce9" office:value-type="float" office:value="100195" calcext:value-type="float">
            <text:p>100195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E-100195 - Lenovo TAB M10 HA1B8FXT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FIRMADO POR TRABUCH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9-09" calcext:value-type="date">
            <text:p>09/09/21</text:p>
          </table:table-cell>
          <table:table-cell table:style-name="ce7" office:value-type="string" calcext:value-type="string">
            <text:p>7-12-83</text:p>
          </table:table-cell>
          <table:table-cell table:style-name="ce9" office:value-type="float" office:value="100196" calcext:value-type="float">
            <text:p>100196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E-100196 - Lenovo TAB M10 HA1B7VVX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 / TMB FIRMADO POR TRABUCHI</text:p>
          </table:table-cell>
          <table:table-cell table:style-name="ce18"/>
          <table:table-cell table:style-name="ce21" office:value-type="string" calcext:value-type="string">
            <text:p>arselli nicolas</text:p>
          </table:table-cell>
          <table:table-cell table:style-name="ce21" office:value-type="string" calcext:value-type="string">
            <text:p>VER DONDE ESTA</text:p>
          </table:table-cell>
          <table:table-cell table:style-name="ce21" table:number-columns-repeated="1009"/>
        </table:table-row>
        <table:table-row table:style-name="ro9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7-12-106</text:p>
          </table:table-cell>
          <table:table-cell table:style-name="ce9" office:value-type="float" office:value="194497" calcext:value-type="float">
            <text:p>194497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LENOVO TAB M10 S/N HA191C9B SARI:194497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7-12-107</text:p>
          </table:table-cell>
          <table:table-cell table:style-name="ce9" office:value-type="float" office:value="194499" calcext:value-type="float">
            <text:p>194499</text:p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LENOVO TAB M10 S/N HA18TXLW SARI:194499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7-12-10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Computadora</text:p>
          </table:table-cell>
          <table:table-cell table:style-name="ce13" office:value-type="string" calcext:value-type="string">
            <text:p>Tablet</text:p>
          </table:table-cell>
          <table:table-cell table:style-name="ce13" office:value-type="string" calcext:value-type="string">
            <text:p>LENOVO TAB M10 S/N HA18TXL5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36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JURIDICA . aire acondionado frio calor marca electrolux color blanco 3000 frigorias - adquirido por desarrollo social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36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SUB. DE PLANIFICACIOM, EVALUACION.. - AIRE ACONDICIONADO FEDDERS FRIO CALOR 3000 FRIGORIAS - ADQUIRIDA POR DESARROLLO SOCIAL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42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SEC PRIVADA - AIRE ACONDICIONADO FRIO CALOR MARCA HITACHI DE 3000 FRIGORIAS - ADQ POR DESARROLLO SOCIAL</text:p>
          </table:table-cell>
          <table:table-cell table:style-name="ce13" office:value-type="string" calcext:value-type="string">
            <text:p>Maria Florencia Sala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46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SEC PRIVADA MINISTRA - AIRE ACONDICIONADO ELECTROLUX 3000 FRIGORIAS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47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SALA DE CHOFERES - AIRE ACONDICIONADO MARCA PHLICO 3000 FRIGORIAS</text:p>
          </table:table-cell>
          <table:table-cell table:style-name="ce13" office:value-type="string" calcext:value-type="string">
            <text:p>Muiños Emanuel</text:p>
          </table:table-cell>
          <table:table-cell table:style-name="ce9" office:value-type="float" office:value="28736157" calcext:value-type="float">
            <text:p>28736157</text:p>
          </table:table-cell>
          <table:table-cell table:style-name="ce13" office:value-type="string" calcext:value-type="string">
            <text:p>Jefe 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48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SUB LEGAL Y TECNICA - AIRE ACONDICIONADO MARCA ELECTROLUX 3000 FRIGORIAS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49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SEC DE CORD Y PLAN. ADM. LEGAL Y TECNICA - AIRE ACONDICIONADO BLANCO DE 3000 FRIGORIAS MARCA HITACHI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45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4-aire acondicionado ( marca conqueror) <text:s/>color blanco frio/calor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20-52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6- ENTREVISTAS-AIRE ACONDICIONADO MARSSHALL COLOR BLNCO FRI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10-20" calcext:value-type="date">
            <text:p>20/10/21</text:p>
          </table:table-cell>
          <table:table-cell table:style-name="ce7" office:value-type="string" calcext:value-type="string">
            <text:p>14-20-33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oficina despacho - aire acondicionado surrey 3000 frigorias. adquirido por res 94/21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1-05" calcext:value-type="date">
            <text:p>05/01/22</text:p>
          </table:table-cell>
          <table:table-cell table:style-name="ce7" office:value-type="string" calcext:value-type="string">
            <text:p>14-20-18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 OFICINA SERVIDOR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1-05" calcext:value-type="date">
            <text:p>05/01/22</text:p>
          </table:table-cell>
          <table:table-cell table:style-name="ce7" office:value-type="string" calcext:value-type="string">
            <text:p>14-20-18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 OFICINA INFORMATIC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1-05" calcext:value-type="date">
            <text:p>05/01/22</text:p>
          </table:table-cell>
          <table:table-cell table:style-name="ce7" office:value-type="string" calcext:value-type="string">
            <text:p>14-20-19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 OFICINA JEFE SECTORIAL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1-05" calcext:value-type="date">
            <text:p>05/01/22</text:p>
          </table:table-cell>
          <table:table-cell table:style-name="ce7" office:value-type="string" calcext:value-type="string">
            <text:p>14-20-19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OFICINA PLANTA ALTA DGA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14-20-19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MIIDEA 3000 FR - OFICINA INFORMATIC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2-03-31" calcext:value-type="date">
            <text:p>31/03/22</text:p>
          </table:table-cell>
          <table:table-cell table:style-name="ce7" office:value-type="string" calcext:value-type="string">
            <text:p>14-20-19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MIIDEA 3000 FR - OFICINA DGA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2-03-31" calcext:value-type="date">
            <text:p>31/03/22</text:p>
          </table:table-cell>
          <table:table-cell table:style-name="ce7" office:value-type="string" calcext:value-type="string">
            <text:p>14-20-19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MIIDEA 3000 FR - OFICINA PERSONAL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4-29" calcext:value-type="date">
            <text:p>29/04/22</text:p>
          </table:table-cell>
          <table:table-cell table:style-name="ce7" office:value-type="string" calcext:value-type="string">
            <text:p>14-20-20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- SURREY 18.000 FRIGORIAS - SUM DE CALLE SAN JOSE 1701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6">
          <table:table-cell table:style-name="ce4" office:value-type="date" office:date-value="2022-06-13" calcext:value-type="date">
            <text:p>13/06/22</text:p>
          </table:table-cell>
          <table:table-cell table:style-name="ce7" office:value-type="string" calcext:value-type="string">
            <text:p>14-43-40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ALARMA</text:p>
          </table:table-cell>
          <table:table-cell table:style-name="ce13" office:value-type="string" calcext:value-type="string">
            <text:p>SISTEMA DE ALARMA con: central de control con teclado, batería GEL, pulsador de emergencias, placa expansora de zonas,12 sensores magnéticos, 9 sensores infrarojos, 1 sirena interior, 1 sirena exterior, transmisor GPRS, sensor humo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2" calcext:value-type="date">
            <text:p>12/06/22</text:p>
          </table:table-cell>
          <table:table-cell table:style-name="ce7" office:value-type="string" calcext:value-type="string">
            <text:p>14-44-40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SANTA FE - CALOVENTOR LILIANA CONVECTOR 2000 W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12" calcext:value-type="date">
            <text:p>12/06/22</text:p>
          </table:table-cell>
          <table:table-cell table:style-name="ce7" office:value-type="string" calcext:value-type="string">
            <text:p>14-44-40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SANTA FE - CALOVENTOR LILIANA CONVECTOR 2000 W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12" calcext:value-type="date">
            <text:p>12/06/22</text:p>
          </table:table-cell>
          <table:table-cell table:style-name="ce7" office:value-type="string" calcext:value-type="string">
            <text:p>14-44-41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SANTA FE - CALOVENTOR LILIANA CONVECTOR 2000 W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2-06-15" calcext:value-type="date">
            <text:p>15/06/22</text:p>
          </table:table-cell>
          <table:table-cell table:style-name="ce7" office:value-type="string" calcext:value-type="string">
            <text:p>14-44-41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ROSARIO - CALOVENTOR CONVECTOR CON FORZADOR LILIANA 2000 W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2-06-15" calcext:value-type="date">
            <text:p>15/06/22</text:p>
          </table:table-cell>
          <table:table-cell table:style-name="ce7" office:value-type="string" calcext:value-type="string">
            <text:p>14-44-41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ROSARIO - CALOVENTOR CONVECTOR CON FORZADOR LILIANA 2000 W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2-06-15" calcext:value-type="date">
            <text:p>15/06/22</text:p>
          </table:table-cell>
          <table:table-cell table:style-name="ce7" office:value-type="string" calcext:value-type="string">
            <text:p>14-44-41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ROSARIO - CALOVENTOR CONVECTOR CON FORZADOR LILIANA 2000 W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16" calcext:value-type="date">
            <text:p>16/06/22</text:p>
          </table:table-cell>
          <table:table-cell table:style-name="ce7" office:value-type="string" calcext:value-type="string">
            <text:p>14-44-41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RECONQUISTA - PANLE COLORITY LILIANA CM 700 MICA - 2000 WA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16" calcext:value-type="date">
            <text:p>16/06/22</text:p>
          </table:table-cell>
          <table:table-cell table:style-name="ce7" office:value-type="string" calcext:value-type="string">
            <text:p>14-44-41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RECONQUISTA - PANLE COLORITY LILIANA CM 700 MICA - 2000 WA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16" calcext:value-type="date">
            <text:p>16/06/22</text:p>
          </table:table-cell>
          <table:table-cell table:style-name="ce7" office:value-type="string" calcext:value-type="string">
            <text:p>14-44-41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Calefactor/caloventor</text:p>
          </table:table-cell>
          <table:table-cell table:style-name="ce13" office:value-type="string" calcext:value-type="string">
            <text:p>EEMPA RECONQUISTA - PANLE COLORITY LILIANA CM 700 MICA - 2000 WATS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46-47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Heladera/Frigobar</text:p>
          </table:table-cell>
          <table:table-cell table:style-name="ce13" office:value-type="string" calcext:value-type="string">
            <text:p>OFICINA SEC PRIVADA MINISTRA - HELADERA MARCA BRIKET BAJO MESADA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46-50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Heladera/Frigobar</text:p>
          </table:table-cell>
          <table:table-cell table:style-name="ce13" office:value-type="string" calcext:value-type="string">
            <text:p>COCINA-HELADERA BRIKET- BLANCA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41-43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Luz de emergencia</text:p>
          </table:table-cell>
          <table:table-cell table:style-name="ce13" office:value-type="string" calcext:value-type="string">
            <text:p>OFICINA SEC PRIVADA - LUZ DE EMERGENCIA - ADQ POR DESARRROLLO SOCIAL</text:p>
          </table:table-cell>
          <table:table-cell table:style-name="ce13" office:value-type="string" calcext:value-type="string">
            <text:p>Mernes Celeste</text:p>
          </table:table-cell>
          <table:table-cell table:style-name="ce9" office:value-type="float" office:value="42561380" calcext:value-type="float">
            <text:p>42561380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41-47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Luz de emergencia</text:p>
          </table:table-cell>
          <table:table-cell table:style-name="ce13" office:value-type="string" calcext:value-type="string">
            <text:p>OFICINA SEC PRIVADA MINISTRA - LUZ DE EMERGENCIA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41-48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Luz de emergencia</text:p>
          </table:table-cell>
          <table:table-cell table:style-name="ce13" office:value-type="string" calcext:value-type="string">
            <text:p>OFICINA SUB LEGAL Y TECNICA - LUZ DE EMERGENCIA COLOR BLANCA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12-01" calcext:value-type="date">
            <text:p>01/12/20</text:p>
          </table:table-cell>
          <table:table-cell table:style-name="ce7" office:value-type="string" calcext:value-type="string">
            <text:p>14-41-50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Luz de emergencia</text:p>
          </table:table-cell>
          <table:table-cell table:style-name="ce13" office:value-type="string" calcext:value-type="string">
            <text:p>OFICINA SEC DE CORD Y PLAN. ADM. LEGAL Y TECNICA - LUZ DE EMERGENCIA BLANCA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14-32-30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Televisor smart</text:p>
          </table:table-cell>
          <table:table-cell table:style-name="ce13" office:value-type="string" calcext:value-type="string">
            <text:p>TV SMART 65" 4K PHILIPS 65PUD7906/77 S/N: ZA1A2205007468</text:p>
          </table:table-cell>
          <table:table-cell table:style-name="ce13" office:value-type="string" calcext:value-type="string">
            <text:p>Marinaro Florenc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inistra de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34-36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Ventilador de techo</text:p>
          </table:table-cell>
          <table:table-cell table:style-name="ce13" office:value-type="string" calcext:value-type="string">
            <text:p>OFICINA SUB. DE PLANIFICACIOM, EVALUACION.. -VENTILADOR DE TECHO BLANCO - ADQUIRIDA POR DESARROLLO SOCIAL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34-46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Ventilador de techo</text:p>
          </table:table-cell>
          <table:table-cell table:style-name="ce13" office:value-type="string" calcext:value-type="string">
            <text:p>OFICINA SEC PRIVADA MINISTRA - VENTILADOR DE TECHO BLANCO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34-47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Ventilador de techo</text:p>
          </table:table-cell>
          <table:table-cell table:style-name="ce13" office:value-type="string" calcext:value-type="string">
            <text:p>OFICINA SUB LEGAL Y TECNICA - VENTILADOR DE TECHO COLOR BLANCO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34-49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Ventilador de techo</text:p>
          </table:table-cell>
          <table:table-cell table:style-name="ce13" office:value-type="string" calcext:value-type="string">
            <text:p>OFICINA SEC DE CORD Y PLAN. ADM. LEGAL Y TECNICA - VENTILADOR DE TECHO BLANCO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34-45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Ventilador de techo</text:p>
          </table:table-cell>
          <table:table-cell table:style-name="ce13" office:value-type="string" calcext:value-type="string">
            <text:p>oficina 4-ventilador de techo <text:s/>de color marron de cuatro paletas (marca condor)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4-34-45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lectrodomesticos</text:p>
          </table:table-cell>
          <table:table-cell table:style-name="ce13" office:value-type="string" calcext:value-type="string">
            <text:p>Ventilador de techo</text:p>
          </table:table-cell>
          <table:table-cell table:style-name="ce13" office:value-type="string" calcext:value-type="string">
            <text:p>Ventilador de Techo paletas Chapa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7-05" calcext:value-type="date">
            <text:p>05/07/22</text:p>
          </table:table-cell>
          <table:table-cell table:style-name="ce7" office:value-type="string" calcext:value-type="string">
            <text:p>2-52-50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Microfono inalambrico doble con receptor</text:p>
          </table:table-cell>
          <table:table-cell table:style-name="ce13" office:value-type="string" calcext:value-type="string">
            <text:p>Micrófono Inalámbrico UHF doble mano ROSS MU-626 con adaptador miniplug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3" calcext:value-type="date">
            <text:p>13/06/22</text:p>
          </table:table-cell>
          <table:table-cell table:style-name="ce7" office:value-type="string" calcext:value-type="string">
            <text:p>2-42-37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bluetooth con cargador</text:p>
          </table:table-cell>
          <table:table-cell table:style-name="ce13" office:value-type="string" calcext:value-type="string">
            <text:p>LS-4930 SENTEY Parlante portatil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7</text:p>
          </table:table-cell>
          <table:table-cell table:style-name="ce9" office:value-type="float" office:value="100773" calcext:value-type="float">
            <text:p>100773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3 S/N: UO2106703075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8</text:p>
          </table:table-cell>
          <table:table-cell table:style-name="ce9" office:value-type="float" office:value="100774" calcext:value-type="float">
            <text:p>100774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4 S/N: UO2106703061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9</text:p>
          </table:table-cell>
          <table:table-cell table:style-name="ce9" office:value-type="float" office:value="100775" calcext:value-type="float">
            <text:p>100775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5 S/N: UO2106703069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90</text:p>
          </table:table-cell>
          <table:table-cell table:style-name="ce9" office:value-type="float" office:value="100776" calcext:value-type="float">
            <text:p>100776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6 S/N: UO2106703074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1</text:p>
          </table:table-cell>
          <table:table-cell table:style-name="ce9" office:value-type="float" office:value="100767" calcext:value-type="float">
            <text:p>100767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67 S/N: UO2106703073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2</text:p>
          </table:table-cell>
          <table:table-cell table:style-name="ce9" office:value-type="float" office:value="100768" calcext:value-type="float">
            <text:p>100768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68 S/N: UO2106703071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3</text:p>
          </table:table-cell>
          <table:table-cell table:style-name="ce9" office:value-type="float" office:value="100769" calcext:value-type="float">
            <text:p>100769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69 S/N: UO2106703067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4</text:p>
          </table:table-cell>
          <table:table-cell table:style-name="ce9" office:value-type="float" office:value="100770" calcext:value-type="float">
            <text:p>100770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0 S/N: UO2106703080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5</text:p>
          </table:table-cell>
          <table:table-cell table:style-name="ce9" office:value-type="float" office:value="100771" calcext:value-type="float">
            <text:p>100771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1 S/N: UO2106703063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86</text:p>
          </table:table-cell>
          <table:table-cell table:style-name="ce9" office:value-type="float" office:value="100772" calcext:value-type="float">
            <text:p>100772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2 S/N: UO2106703062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91</text:p>
          </table:table-cell>
          <table:table-cell table:style-name="ce9" office:value-type="float" office:value="100777" calcext:value-type="float">
            <text:p>100777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7 S/N: UO2106703072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0" calcext:value-type="date">
            <text:p>30/05/22</text:p>
          </table:table-cell>
          <table:table-cell table:style-name="ce7" office:value-type="string" calcext:value-type="string">
            <text:p>2-31-292</text:p>
          </table:table-cell>
          <table:table-cell table:style-name="ce9" office:value-type="float" office:value="100778" calcext:value-type="float">
            <text:p>100778</text:p>
          </table:table-cell>
          <table:table-cell table:style-name="ce13" office:value-type="string" calcext:value-type="string">
            <text:p>Equipo de audio y sonido</text:p>
          </table:table-cell>
          <table:table-cell table:style-name="ce13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8 S/N: UO2106703068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24" calcext:value-type="date">
            <text:p>24/06/22</text:p>
          </table:table-cell>
          <table:table-cell table:style-name="ce7" office:value-type="string" calcext:value-type="string">
            <text:p>15-47-46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Herramienta para automotores</text:p>
          </table:table-cell>
          <table:table-cell table:style-name="ce13" office:value-type="string" calcext:value-type="string">
            <text:p>Gato hidraulico</text:p>
          </table:table-cell>
          <table:table-cell table:style-name="ce13" office:value-type="string" calcext:value-type="string">
            <text:p>CRIQUE BOTELLA 2T CROSSMAN</text:p>
          </table:table-cell>
          <table:table-cell table:style-name="ce13" office:value-type="string" calcext:value-type="string">
            <text:p>Muiños Emanuel</text:p>
          </table:table-cell>
          <table:table-cell table:style-name="ce9" office:value-type="float" office:value="28736157" calcext:value-type="float">
            <text:p>28736157</text:p>
          </table:table-cell>
          <table:table-cell table:style-name="ce13" office:value-type="string" calcext:value-type="string">
            <text:p>Jefe 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3-29" calcext:value-type="date">
            <text:p>29/03/22</text:p>
          </table:table-cell>
          <table:table-cell table:style-name="ce7" office:value-type="string" calcext:value-type="string">
            <text:p>13-19-18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Libreria</text:p>
          </table:table-cell>
          <table:table-cell table:style-name="ce13" office:value-type="string" calcext:value-type="string">
            <text:p>Libro</text:p>
          </table:table-cell>
          <table:table-cell table:style-name="ce13" office:value-type="string" calcext:value-type="string">
            <text:p>LIBRO LEY 12510 COMENTADA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15-15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519D300 S/N: 029UH9XJC01432R SARI: I-190166</text:p>
          </table:table-cell>
          <table:table-cell table:style-name="ce13" office:value-type="string" calcext:value-type="string">
            <text:p>Gonzalez Carina</text:p>
          </table:table-cell>
          <table:table-cell table:style-name="ce9" office:value-type="float" office:value="33568517" calcext:value-type="float">
            <text:p>33568517</text:p>
          </table:table-cell>
          <table:table-cell table:style-name="ce13" office:value-type="string" calcext:value-type="string">
            <text:p>Administrativa salt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3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6-15-37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ed LS19B300 Sari: I-0174063 S/N: S041H9XD301014L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6-15-37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ed LS19B300 Sari: I-0174084 S/N: S041H9XD304823T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21" calcext:value-type="date">
            <text:p>21/06/22</text:p>
          </table:table-cell>
          <table:table-cell table:style-name="ce7" office:value-type="string" calcext:value-type="string">
            <text:p>6-15-41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ed S/N: 029UH9XH410945N sin SARI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2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Samsung SARI: I-190162 COMPARTIDO_MOVILIDAD</text:p>
          </table:table-cell>
          <table:table-cell table:style-name="ce13" office:value-type="string" calcext:value-type="string">
            <text:p>Muiños Emanuel</text:p>
          </table:table-cell>
          <table:table-cell table:style-name="ce9" office:value-type="float" office:value="28736157" calcext:value-type="float">
            <text:p>28736157</text:p>
          </table:table-cell>
          <table:table-cell table:style-name="ce13" office:value-type="string" calcext:value-type="string">
            <text:p>Jefe 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27</text:p>
          </table:table-cell>
          <table:table-cell table:style-name="ce9" office:value-type="float" office:value="194489" calcext:value-type="float">
            <text:p>194489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LC727-08 SARI: I-194489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4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19D300 S/N 029UH9XH407717V</text:p>
          </table:table-cell>
          <table:table-cell table:style-name="ce13" office:value-type="string" calcext:value-type="string">
            <text:p>Milagros Monserrat</text:p>
          </table:table-cell>
          <table:table-cell table:style-name="ce9" office:value-type="float" office:value="37260827" calcext:value-type="float">
            <text:p>37260827</text:p>
          </table:table-cell>
          <table:table-cell table:style-name="ce13" office:value-type="string" calcext:value-type="string">
            <text:p>ATR Juventudes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4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19C150 S/N MR3NH9XF400221D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4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90508209 SARI: I-174594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4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19C150 S/N MR3NH9XF400222L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4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201 S/N cx2012311032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5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201 S/N cx2012310115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5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Bangho EM211OW SARI: I-173449</text:p>
          </table:table-cell>
          <table:table-cell table:style-name="ce13" office:value-type="string" calcext:value-type="string">
            <text:p>Didier María Soledad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Responsable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5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ARI: I-175040</text:p>
          </table:table-cell>
          <table:table-cell table:style-name="ce13" office:value-type="string" calcext:value-type="string">
            <text:p>Sealengue María Elisa</text:p>
          </table:table-cell>
          <table:table-cell table:style-name="ce9" office:value-type="float" office:value="31272633" calcext:value-type="float">
            <text:p>31272633</text:p>
          </table:table-cell>
          <table:table-cell table:style-name="ce13" office:value-type="string" calcext:value-type="string">
            <text:p>Guardia violenci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17-01-01" calcext:value-type="date">
            <text:p>01/01/17</text:p>
          </table:table-cell>
          <table:table-cell table:style-name="ce7" office:value-type="string" calcext:value-type="string">
            <text:p>6-5-16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ARI: I-187702 S/N: cx185201016144</text:p>
          </table:table-cell>
          <table:table-cell table:style-name="ce13" office:value-type="string" calcext:value-type="string">
            <text:p>Barissini María Virginia</text:p>
          </table:table-cell>
          <table:table-cell table:style-name="ce9" office:value-type="float" office:value="31700793" calcext:value-type="float">
            <text:p>31700793</text:p>
          </table:table-cell>
          <table:table-cell table:style-name="ce13" office:value-type="string" calcext:value-type="string">
            <text:p>Guardia violenci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03" calcext:value-type="date">
            <text:p>03/03/21</text:p>
          </table:table-cell>
          <table:table-cell table:style-name="ce7" office:value-type="string" calcext:value-type="string">
            <text:p>6-5-126</text:p>
          </table:table-cell>
          <table:table-cell table:style-name="ce9" office:value-type="float" office:value="194484" calcext:value-type="float">
            <text:p>194484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680 SARI: I-194484</text:p>
          </table:table-cell>
          <table:table-cell table:style-name="ce13" office:value-type="string" calcext:value-type="string">
            <text:p>López Sandra</text:p>
          </table:table-cell>
          <table:table-cell table:style-name="ce9" office:value-type="float" office:value="18264918" calcext:value-type="float">
            <text:p>18264918</text:p>
          </table:table-cell>
          <table:table-cell table:style-name="ce13" office:value-type="string" calcext:value-type="string">
            <text:p>Municipios y comuna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03" calcext:value-type="date">
            <text:p>03/03/21</text:p>
          </table:table-cell>
          <table:table-cell table:style-name="ce7" office:value-type="string" calcext:value-type="string">
            <text:p>6-5-13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175005</text:p>
          </table:table-cell>
          <table:table-cell table:style-name="ce13" office:value-type="string" calcext:value-type="string">
            <text:p>Maria Florencia Sala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03" calcext:value-type="date">
            <text:p>03/03/21</text:p>
          </table:table-cell>
          <table:table-cell table:style-name="ce7" office:value-type="string" calcext:value-type="string">
            <text:p>6-5-13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Samsung S19D300HY SARI: I189432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03" calcext:value-type="date">
            <text:p>03/03/21</text:p>
          </table:table-cell>
          <table:table-cell table:style-name="ce7" office:value-type="string" calcext:value-type="string">
            <text:p>6-5-128</text:p>
          </table:table-cell>
          <table:table-cell table:style-name="ce9" office:value-type="float" office:value="194481" calcext:value-type="float">
            <text:p>194481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126 SARI: I-194481</text:p>
          </table:table-cell>
          <table:table-cell table:style-name="ce13" office:value-type="string" calcext:value-type="string">
            <text:p>Lovaisa Jimena</text:p>
          </table:table-cell>
          <table:table-cell table:style-name="ce9" office:value-type="float" office:value="30812238" calcext:value-type="float">
            <text:p>30812238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1-03-03" calcext:value-type="date">
            <text:p>03/03/21</text:p>
          </table:table-cell>
          <table:table-cell table:style-name="ce7" office:value-type="string" calcext:value-type="string">
            <text:p>6-5-129</text:p>
          </table:table-cell>
          <table:table-cell table:style-name="ce9" office:value-type="float" office:value="194485" calcext:value-type="float">
            <text:p>194485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1849 SARI: I-194485</text:p>
          </table:table-cell>
          <table:table-cell table:style-name="ce13" office:value-type="string" calcext:value-type="string">
            <text:p>Borgogno Luciano</text:p>
          </table:table-cell>
          <table:table-cell table:style-name="ce9" office:value-type="float" office:value="25803714" calcext:value-type="float">
            <text:p>25803714</text:p>
          </table:table-cell>
          <table:table-cell table:style-name="ce13" office:value-type="string" calcext:value-type="string">
            <text:p>DGA Subdirector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1-03-03" calcext:value-type="date">
            <text:p>03/03/21</text:p>
          </table:table-cell>
          <table:table-cell table:style-name="ce7" office:value-type="string" calcext:value-type="string">
            <text:p>6-5-130</text:p>
          </table:table-cell>
          <table:table-cell table:style-name="ce9" office:value-type="float" office:value="194483" calcext:value-type="float">
            <text:p>194483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111 SARI: I-194483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5-10" calcext:value-type="date">
            <text:p>10/05/21</text:p>
          </table:table-cell>
          <table:table-cell table:style-name="ce7" office:value-type="string" calcext:value-type="string">
            <text:p>6-5-135</text:p>
          </table:table-cell>
          <table:table-cell table:style-name="ce9" office:value-type="float" office:value="194488" calcext:value-type="float">
            <text:p>194488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 202008141850656 SARI: I-194488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3">
          <table:table-cell table:style-name="ce4" office:value-type="date" office:date-value="2021-08-02" calcext:value-type="date">
            <text:p>02/08/21</text:p>
          </table:table-cell>
          <table:table-cell table:style-name="ce7" office:value-type="string" calcext:value-type="string">
            <text:p>6-5-134</text:p>
          </table:table-cell>
          <table:table-cell table:style-name="ce9" office:value-type="float" office:value="194486" calcext:value-type="float">
            <text:p>194486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994 SARI: I-194486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9-02" calcext:value-type="date">
            <text:p>02/09/21</text:p>
          </table:table-cell>
          <table:table-cell table:style-name="ce7" office:value-type="string" calcext:value-type="string">
            <text:p>6-8-7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ARI: I-175045</text:p>
          </table:table-cell>
          <table:table-cell table:style-name="ce13" office:value-type="string" calcext:value-type="string">
            <text:p>Cristina Melnik</text:p>
          </table:table-cell>
          <table:table-cell table:style-name="ce9" office:value-type="float" office:value="27413434" calcext:value-type="float">
            <text:p>27413434</text:p>
          </table:table-cell>
          <table:table-cell table:style-name="ce13" office:value-type="string" calcext:value-type="string">
            <text:p>Politicas de igualdad y Diversidad - Casa LGTBI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1-02" calcext:value-type="date">
            <text:p>02/01/22</text:p>
          </table:table-cell>
          <table:table-cell table:style-name="ce7" office:value-type="string" calcext:value-type="string">
            <text:p>7-8-2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0180642</text:p>
          </table:table-cell>
          <table:table-cell table:style-name="ce13" office:value-type="string" calcext:value-type="string">
            <text:p>Rolón Agustina</text:p>
          </table:table-cell>
          <table:table-cell table:style-name="ce9" office:value-type="float" office:value="39128074" calcext:value-type="float">
            <text:p>39128074</text:p>
          </table:table-cell>
          <table:table-cell table:style-name="ce13" office:value-type="string" calcext:value-type="string">
            <text:p>Secretarí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6-5-10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185121016110</text:p>
          </table:table-cell>
          <table:table-cell table:style-name="ce13" office:value-type="string" calcext:value-type="string">
            <text:p>Perotti Josefina</text:p>
          </table:table-cell>
          <table:table-cell table:style-name="ce9" office:value-type="float" office:value="36191667" calcext:value-type="float">
            <text:p>36191667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6-5-10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0178138</text:p>
          </table:table-cell>
          <table:table-cell table:style-name="ce13" office:value-type="string" calcext:value-type="string">
            <text:p>Gastaldi Paula</text:p>
          </table:table-cell>
          <table:table-cell table:style-name="ce9" office:value-type="float" office:value="39631097" calcext:value-type="float">
            <text:p>39631097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6-5-10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cx190508235 SARI: I-175316</text:p>
          </table:table-cell>
          <table:table-cell table:style-name="ce13" office:value-type="string" calcext:value-type="string">
            <text:p>Ramos Mariana</text:p>
          </table:table-cell>
          <table:table-cell table:style-name="ce9" office:value-type="float" office:value="30945311" calcext:value-type="float">
            <text:p>30945311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6-5-11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ACER SARI: I-192561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03" calcext:value-type="date">
            <text:p>03/03/22</text:p>
          </table:table-cell>
          <table:table-cell table:style-name="ce7" office:value-type="string" calcext:value-type="string">
            <text:p>6-5-112</text:p>
          </table:table-cell>
          <table:table-cell table:style-name="ce9" office:value-type="float" office:value="194482" calcext:value-type="float">
            <text:p>194482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549 SARI: I-194482</text:p>
          </table:table-cell>
          <table:table-cell table:style-name="ce13" office:value-type="string" calcext:value-type="string">
            <text:p>Depósito Informático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----------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3-04" calcext:value-type="date">
            <text:p>04/03/22</text:p>
          </table:table-cell>
          <table:table-cell table:style-name="ce7" office:value-type="string" calcext:value-type="string">
            <text:p>6-5-10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185006</text:p>
          </table:table-cell>
          <table:table-cell table:style-name="ce13" office:value-type="string" calcext:value-type="string">
            <text:p>Palud Gabriel</text:p>
          </table:table-cell>
          <table:table-cell table:style-name="ce9" office:value-type="float" office:value="29233736" calcext:value-type="float">
            <text:p>29233736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2-03-04" calcext:value-type="date">
            <text:p>04/03/22</text:p>
          </table:table-cell>
          <table:table-cell table:style-name="ce7" office:value-type="string" calcext:value-type="string">
            <text:p>6-5-11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/N V893H9NZ481910V</text:p>
          </table:table-cell>
          <table:table-cell table:style-name="ce13" office:value-type="string" calcext:value-type="string">
            <text:p>Blason Jesú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DGA Habilitacio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8" calcext:value-type="date">
            <text:p>08/03/22</text:p>
          </table:table-cell>
          <table:table-cell table:style-name="ce7" office:value-type="string" calcext:value-type="string">
            <text:p>7-8-11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0178141</text:p>
          </table:table-cell>
          <table:table-cell table:style-name="ce13" office:value-type="string" calcext:value-type="string">
            <text:p>Mernes Celeste</text:p>
          </table:table-cell>
          <table:table-cell table:style-name="ce9" office:value-type="float" office:value="42561380" calcext:value-type="float">
            <text:p>42561380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no hay firma de mermes celeste – esta el prestamo anterior a costa victoria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8" calcext:value-type="date">
            <text:p>08/03/22</text:p>
          </table:table-cell>
          <table:table-cell table:style-name="ce7" office:value-type="string" calcext:value-type="string">
            <text:p>6-5-12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Samsung SARI: I-0174096</text:p>
          </table:table-cell>
          <table:table-cell table:style-name="ce13" office:value-type="string" calcext:value-type="string">
            <text:p>Sandra Nardi</text:p>
          </table:table-cell>
          <table:table-cell table:style-name="ce9" office:value-type="float" office:value="20180700" calcext:value-type="float">
            <text:p>20180700</text:p>
          </table:table-cell>
          <table:table-cell table:style-name="ce13" office:value-type="string" calcext:value-type="string">
            <text:p>Recep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8" calcext:value-type="date">
            <text:p>08/03/22</text:p>
          </table:table-cell>
          <table:table-cell table:style-name="ce7" office:value-type="string" calcext:value-type="string">
            <text:p>6-5-12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0178147</text:p>
          </table:table-cell>
          <table:table-cell table:style-name="ce13" office:value-type="string" calcext:value-type="string">
            <text:p>De la Mata Esteban</text:p>
          </table:table-cell>
          <table:table-cell table:style-name="ce9" office:value-type="float" office:value="26289625" calcext:value-type="float">
            <text:p>26289625</text:p>
          </table:table-cell>
          <table:table-cell table:style-name="ce13" office:value-type="string" calcext:value-type="string">
            <text:p>Mesa de entrada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08" calcext:value-type="date">
            <text:p>08/03/22</text:p>
          </table:table-cell>
          <table:table-cell table:style-name="ce7" office:value-type="string" calcext:value-type="string">
            <text:p>6-5-12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Viewsonic VS14755 S/N:T6N131003653</text:p>
          </table:table-cell>
          <table:table-cell table:style-name="ce13" office:value-type="string" calcext:value-type="string">
            <text:p>Costa Victoria</text:p>
          </table:table-cell>
          <table:table-cell table:style-name="ce9" office:value-type="float" office:value="35548333" calcext:value-type="float">
            <text:p>35548333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2-03-08" calcext:value-type="date">
            <text:p>08/03/22</text:p>
          </table:table-cell>
          <table:table-cell table:style-name="ce7" office:value-type="string" calcext:value-type="string">
            <text:p>6-5-12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Acer SARI: I192559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6-5-16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: cx 19010914066 SARI: I-183893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6-5-16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9010914196 SARI: I-180640</text:p>
          </table:table-cell>
          <table:table-cell table:style-name="ce13" office:value-type="string" calcext:value-type="string">
            <text:p>Juan Pablo casita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casita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6-5-16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90704128 SARI: I-176921</text:p>
          </table:table-cell>
          <table:table-cell table:style-name="ce13" office:value-type="string" calcext:value-type="string">
            <text:p>Escudero Patricia</text:p>
          </table:table-cell>
          <table:table-cell table:style-name="ce9" office:value-type="float" office:value="16880125" calcext:value-type="float">
            <text:p>16880125</text:p>
          </table:table-cell>
          <table:table-cell table:style-name="ce13" office:value-type="string" calcext:value-type="string">
            <text:p>Equipo fortalecimiento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6-5-17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85171016036 SARI: I-184909</text:p>
          </table:table-cell>
          <table:table-cell table:style-name="ce13" office:value-type="string" calcext:value-type="string">
            <text:p>Diego Gionblanco</text:p>
          </table:table-cell>
          <table:table-cell table:style-name="ce9" office:value-type="float" office:value="35650483" calcext:value-type="float">
            <text:p>35650483</text:p>
          </table:table-cell>
          <table:table-cell table:style-name="ce13" office:value-type="string" calcext:value-type="string">
            <text:p>becario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6-5-17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<text:s/>SARI: I-189873</text:p>
          </table:table-cell>
          <table:table-cell table:style-name="ce13" office:value-type="string" calcext:value-type="string">
            <text:p>Grosso Alejandra</text:p>
          </table:table-cell>
          <table:table-cell table:style-name="ce9" office:value-type="float" office:value="20403053" calcext:value-type="float">
            <text:p>20403053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6-5-17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85181016221 SIN SARI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3-22" calcext:value-type="date">
            <text:p>22/03/22</text:p>
          </table:table-cell>
          <table:table-cell table:style-name="ce7" office:value-type="string" calcext:value-type="string">
            <text:p>6-5-17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85270916105 SARI: I-187707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6-5-17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BACX19010914061 SARI: I-180638</text:p>
          </table:table-cell>
          <table:table-cell table:style-name="ce13" office:value-type="string" calcext:value-type="string">
            <text:p>Barbara Yelpo</text:p>
          </table:table-cell>
          <table:table-cell table:style-name="ce9" office:value-type="float" office:value="26607377" calcext:value-type="float">
            <text:p>26607377</text:p>
          </table:table-cell>
          <table:table-cell table:number-columns-repeated="2"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office:value-type="string" calcext:value-type="string">
            <text:p>PAPEL SIN FIRMA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6-5-18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BACX19010914158 SARI: I-183897</text:p>
          </table:table-cell>
          <table:table-cell table:style-name="ce13" office:value-type="string" calcext:value-type="string">
            <text:p>Fusi Alicia</text:p>
          </table:table-cell>
          <table:table-cell table:style-name="ce9" office:value-type="float" office:value="27793694" calcext:value-type="float">
            <text:p>27793694</text:p>
          </table:table-cell>
          <table:table-cell table:style-name="ce13" office:value-type="string" calcext:value-type="string">
            <text:p>amparo</text:p>
          </table:table-cell>
          <table:table-cell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4">
          <table:table-cell table:style-name="ce4" office:value-type="date" office:date-value="2022-03-23" calcext:value-type="date">
            <text:p>23/03/22</text:p>
          </table:table-cell>
          <table:table-cell table:style-name="ce7" office:value-type="string" calcext:value-type="string">
            <text:p>6-5-18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BACX19010914051 SARI: I-180636</text:p>
          </table:table-cell>
          <table:table-cell table:style-name="ce13" office:value-type="string" calcext:value-type="string">
            <text:p>gustavino mariangeles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amparo</text:p>
          </table:table-cell>
          <table:table-cell table:style-name="ce13" office:value-type="string" calcext:value-type="string">
            <text:p>Casa de Amparo</text:p>
          </table:table-cell>
          <table:table-cell table:style-name="ce18" office:value-type="string" calcext:value-type="string">
            <text:p>Colodrero 79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4-08" calcext:value-type="date">
            <text:p>08/04/22</text:p>
          </table:table-cell>
          <table:table-cell table:style-name="ce7" office:value-type="string" calcext:value-type="string">
            <text:p>6-5-19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I-189878</text:p>
          </table:table-cell>
          <table:table-cell table:style-name="ce13" office:value-type="string" calcext:value-type="string">
            <text:p>Quinteros Magalí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3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6-5-260</text:p>
          </table:table-cell>
          <table:table-cell table:style-name="ce9" office:value-type="float" office:value="100832" calcext:value-type="float">
            <text:p>100832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02 SARI: E-100832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6-5-261</text:p>
          </table:table-cell>
          <table:table-cell table:style-name="ce9" office:value-type="float" office:value="100835" calcext:value-type="float">
            <text:p>100835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73 SARI: E-100835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0">
          <table:table-cell table:style-name="ce4" office:value-type="date" office:date-value="2022-05-26" calcext:value-type="date">
            <text:p>26/05/22</text:p>
          </table:table-cell>
          <table:table-cell table:style-name="ce7" office:value-type="string" calcext:value-type="string">
            <text:p>4-1-406</text:p>
          </table:table-cell>
          <table:table-cell table:style-name="ce9" office:value-type="float" office:value="100831" calcext:value-type="float">
            <text:p>100831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82 SARI: E-100831</text:p>
          </table:table-cell>
          <table:table-cell table:style-name="ce13" office:value-type="string" calcext:value-type="string">
            <text:p>Zalazar Soleda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ía de Fortalecimiento territorial en igualdad, género y diversidad</text:p>
          </table:table-cell>
          <table:table-cell table:style-name="ce13" office:value-type="string" calcext:value-type="string">
            <text:p>sub. fortalecimiento territorial en igualdad, genero y diversidad</text:p>
          </table:table-cell>
          <table:table-cell table:style-name="ce18" office:value-type="string" calcext:value-type="string">
            <text:p>PATRICIO DIEZ(CALLE15) 1165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6-5-296</text:p>
          </table:table-cell>
          <table:table-cell table:style-name="ce9" office:value-type="float" office:value="100838" calcext:value-type="float">
            <text:p>100838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98 SARI: E-100838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6-5-297</text:p>
          </table:table-cell>
          <table:table-cell table:style-name="ce9" office:value-type="float" office:value="100839" calcext:value-type="float">
            <text:p>100839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81 SARI: E-100839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6-5-298</text:p>
          </table:table-cell>
          <table:table-cell table:style-name="ce9" office:value-type="float" office:value="100834" calcext:value-type="float">
            <text:p>100834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63 SARI: E-100834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5-31" calcext:value-type="date">
            <text:p>31/05/22</text:p>
          </table:table-cell>
          <table:table-cell table:style-name="ce7" office:value-type="string" calcext:value-type="string">
            <text:p>6-5-299</text:p>
          </table:table-cell>
          <table:table-cell table:style-name="ce9" office:value-type="float" office:value="100837" calcext:value-type="float">
            <text:p>100837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05 SARI: E-100837</text:p>
          </table:table-cell>
          <table:table-cell table:style-name="ce13" office:value-type="string" calcext:value-type="string">
            <text:p>Fabbri Lucian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Formación y capacitación para la igual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1" calcext:value-type="date">
            <text:p>01/06/22</text:p>
          </table:table-cell>
          <table:table-cell table:style-name="ce7" office:value-type="string" calcext:value-type="string">
            <text:p>6-5-303</text:p>
          </table:table-cell>
          <table:table-cell table:style-name="ce9" office:value-type="float" office:value="100840" calcext:value-type="float">
            <text:p>100840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04 SARI: E-100840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Relaciones Institucionales</text:p>
          </table:table-cell>
          <table:table-cell table:style-name="ce18" office:value-type="string" calcext:value-type="string">
            <text:p>Santa Fe 1950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6-5-338</text:p>
          </table:table-cell>
          <table:table-cell table:style-name="ce9" office:value-type="float" office:value="100836" calcext:value-type="float">
            <text:p>100836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32 SARI: E-100836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1">
          <table:table-cell table:style-name="ce4" office:value-type="date" office:date-value="2022-06-09" calcext:value-type="date">
            <text:p>09/06/22</text:p>
          </table:table-cell>
          <table:table-cell table:style-name="ce7" office:value-type="string" calcext:value-type="string">
            <text:p>6-5-336</text:p>
          </table:table-cell>
          <table:table-cell table:style-name="ce9" office:value-type="float" office:value="100833" calcext:value-type="float">
            <text:p>100833</text:p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69 SARI: E-100833</text:p>
          </table:table-cell>
          <table:table-cell table:style-name="ce13" office:value-type="string" calcext:value-type="string">
            <text:p>Mantaras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a de Mujeres, Género y Diversidad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22" calcext:value-type="date">
            <text:p>22/06/22</text:p>
          </table:table-cell>
          <table:table-cell table:style-name="ce7" office:value-type="string" calcext:value-type="string">
            <text:p>6-5-42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onitor</text:p>
          </table:table-cell>
          <table:table-cell table:style-name="ce13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17430595</text:p>
          </table:table-cell>
          <table:table-cell table:style-name="ce13" office:value-type="string" calcext:value-type="string">
            <text:p>Dora Soria</text:p>
          </table:table-cell>
          <table:table-cell table:style-name="ce9" office:value-type="float" office:value="22627227" calcext:value-type="float">
            <text:p>22627227</text:p>
          </table:table-cell>
          <table:table-cell table:style-name="ce13" office:value-type="string" calcext:value-type="string">
            <text:p>Recep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32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despacho - 11-2-6/18 armario color roble de dos puertas corredizas con 3 estantes - adquirido por secretaria de estado de energia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32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despacho - 11-2-6/2 armario color roble de dos puertas corredizas con 3 estantes - adquirido por secretaria de estado de energia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32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despacho - <text:s/>armario bajo color roble de dos puertas corredizas con 1 estantes - adquirido por desarrollo social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32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despacho - mesa para telefono color blanco . adquirida por desarrollo social</text:p>
          </table:table-cell>
          <table:table-cell table:style-name="ce13" office:value-type="string" calcext:value-type="string">
            <text:p>Robledo Alejandra</text:p>
          </table:table-cell>
          <table:table-cell table:style-name="ce9" office:value-type="float" office:value="28241492" calcext:value-type="float">
            <text:p>28241492</text:p>
          </table:table-cell>
          <table:table-cell table:style-name="ce13" office:value-type="string" calcext:value-type="string">
            <text:p>Redacción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33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despacho - <text:s/>11-2-30/1 armario pequeño con 3 cajones color roble . adquirido por sec de energia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34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JURIDICA - armario color roble dos puertas corredizas con 3 estantes <text:s/>- adquirido por secretaria de energia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35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JURIDICA - armario color roble con negro a los costados dos puertas de abrir con 4 estantes 11-2-5/3 - adquirido por secretaria de energia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2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SEC PRIVADA - MUEBLE COLOR CENIZA CON DOS PUERTAS CORREDIZAS Y DOS MODULOS - adquirido por desarrollo social</text:p>
          </table:table-cell>
          <table:table-cell table:style-name="ce13" office:value-type="string" calcext:value-type="string">
            <text:p>Mernes Celeste</text:p>
          </table:table-cell>
          <table:table-cell table:style-name="ce9" office:value-type="float" office:value="42561380" calcext:value-type="float">
            <text:p>42561380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6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SEC PRIVADA MINISTRA - MUEBLE BAJO CON 2 PUERTAS CORREDIZAS Y 1 DIVISION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6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SEC PRIVADA MINISTRA - ARMARIO BAJO DE DOS PUERTAS DE ABRIR Y DOS ESTANTES ABIERTOS COLOR BLANCO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7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SALA DE CHOFERES - ARMARIO BAJO CON 3 DIVISIONES Y 2 PUERTAS</text:p>
          </table:table-cell>
          <table:table-cell table:style-name="ce13" office:value-type="string" calcext:value-type="string">
            <text:p>Boiko Maximiliano</text:p>
          </table:table-cell>
          <table:table-cell table:style-name="ce9" office:value-type="float" office:value="28148053" calcext:value-type="float">
            <text:p>28148053</text:p>
          </table:table-cell>
          <table:table-cell table:style-name="ce13" office:value-type="string" calcext:value-type="string">
            <text:p>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7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SALA DE CHOFERES - CAJONERA MARRON DOS CAJONES</text:p>
          </table:table-cell>
          <table:table-cell table:style-name="ce13" office:value-type="string" calcext:value-type="string">
            <text:p>Boiko Maximiliano</text:p>
          </table:table-cell>
          <table:table-cell table:style-name="ce9" office:value-type="float" office:value="28148053" calcext:value-type="float">
            <text:p>28148053</text:p>
          </table:table-cell>
          <table:table-cell table:style-name="ce13" office:value-type="string" calcext:value-type="string">
            <text:p>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9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SEC DE CORD Y PLAN. ADM. LEGAL Y TECNICA - ARMARIO BAJO BLANCO CON 2 PUERTAS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3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4-biblioteca de 5 estantes de color caoba claro, 2 puertas con cerradura-adquirido de Desarrollo Social</text:p>
          </table:table-cell>
          <table:table-cell table:style-name="ce13" office:value-type="string" calcext:value-type="string">
            <text:p>Cristina Melnik</text:p>
          </table:table-cell>
          <table:table-cell table:style-name="ce9" office:value-type="float" office:value="27413434" calcext:value-type="float">
            <text:p>27413434</text:p>
          </table:table-cell>
          <table:table-cell table:style-name="ce13" office:value-type="string" calcext:value-type="string">
            <text:p>Politicas de igualdad y Diversidad - Casa LGTBI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4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Archivero de <text:s/>Madera 2 puertas con cerradura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45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4-biblioteca de 5 estantes de color caoba claro, 2 puertas con cerradura-adquirido de Desarrollo Social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50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COCINA-ARMARIO MARRON 5 ESTANTES CON CERRADURA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8-52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6- entrevistas caoba claro, 2 puertas con cerradura-adquirido de Desarrollo Social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2-01-02" calcext:value-type="date">
            <text:p>02/01/22</text:p>
          </table:table-cell>
          <table:table-cell table:style-name="ce7" office:value-type="string" calcext:value-type="string">
            <text:p>1-28-21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MUEBLE ARCHIVERO MELAMINA DE 18MM 4 CAJONES CON GUIAS TELESCOPICAS Y MANIJAS METALICAS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8-20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ARMARIO BAJO, DOS PUERTAS CORREDIZAS COLOR MELAMINA GRIS CON CERRADURA - EL MISMO FUE ADQUIRIDO POR DESARROLLO SOCIAL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8-21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ARMARIO BAJO, DOS PUERTAS CORREDIZAS COLOR MELAMINA GRIS CON CERRADURA - EL MISMO FUE ADQUIRIDO POR DESARROLLO SOCIAL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2-06-08" calcext:value-type="date">
            <text:p>08/06/22</text:p>
          </table:table-cell>
          <table:table-cell table:style-name="ce7" office:value-type="string" calcext:value-type="string">
            <text:p>1-28-37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Armario</text:p>
          </table:table-cell>
          <table:table-cell table:style-name="ce13" office:value-type="string" calcext:value-type="string">
            <text:p>OFICINA SALA VIDEOCONFERENCIA - MUEBLE DE GUARDADO Y TV A MEDIDA COLOR GRIS CENIZA - RES 80/22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2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espacho - <text:s/>11-2-3/34 <text:s/>escritorio con bandeja para teclado con dos cajones con cerradura- adquirido por sec de energia</text:p>
          </table:table-cell>
          <table:table-cell table:style-name="ce13" office:value-type="string" calcext:value-type="string">
            <text:p>Robledo Alejandra</text:p>
          </table:table-cell>
          <table:table-cell table:style-name="ce9" office:value-type="float" office:value="28241492" calcext:value-type="float">
            <text:p>28241492</text:p>
          </table:table-cell>
          <table:table-cell table:style-name="ce13" office:value-type="string" calcext:value-type="string">
            <text:p>Redacción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2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espacho - <text:s/>11-2-3/31 <text:s/>escritorio le falta la bandeja para teclado con dos cajones con cerradura- adquirido por sec de energia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4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JURIDICA - escritorio con dos cajones sin bandeja de teclado color roble y negro a los costados 11-2-3/27 - adquirido por secretaria de energia</text:p>
          </table:table-cell>
          <table:table-cell table:style-name="ce13" office:value-type="string" calcext:value-type="string">
            <text:p>Perotti Josefina</text:p>
          </table:table-cell>
          <table:table-cell table:style-name="ce9" office:value-type="float" office:value="36191667" calcext:value-type="float">
            <text:p>36191667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4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JURIDICA - escritorio con dos cajones sin bandeja de teclado color roble y negro a los costados <text:s/>- adquirido por secretaria de energia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4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JURIDICA - escritorio de computacion con porta teclado y sin cajones color roble 11-2-3/28 <text:s/>- adquirido por secretaria de energia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6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UB. DE PLANIFICACIOM, EVALUACION.. - MESA DE TRABAJO 4 PUESTO BLANCA - ADQUIRIDA POR DESARROLLO SOCIAL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6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UB. DE PLANIFICACIOM, EVALUACION.. - MESA BAJA CHICA COLOR NEGRA - ADQUIRIDA POR DESARROLLO SOCIAL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2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EC PRIVADA - ESCRITORIO COLOR CENIZA DOS CAJONES CON CERRADURA Y SIN BANDEJA DE TECLADO - COLOR CENIZA - ADQUIRIDO POR DESARROLLO SOCIAL</text:p>
          </table:table-cell>
          <table:table-cell table:style-name="ce13" office:value-type="string" calcext:value-type="string">
            <text:p>Maria Florencia Sala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2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EC PRIVADA - ESCRITORIO COLOR CEDRO TRES CAJONES CON CERRADURA Y SIN BANDEJA DE TECLADO - COLOR CENIZA - ADQUIRIDO POR DESARROLLO SOCIAL</text:p>
          </table:table-cell>
          <table:table-cell table:style-name="ce13" office:value-type="string" calcext:value-type="string">
            <text:p>Mernes Celeste</text:p>
          </table:table-cell>
          <table:table-cell table:style-name="ce9" office:value-type="float" office:value="42561380" calcext:value-type="float">
            <text:p>42561380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6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EC PRIVADA MINISTRA - ESCRITORIO MELAMINA GRIS CON 2 CAJONES CON CERRADURA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6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EC PRIVADA MINISTRA - ESCRITORIO MELAMINA GRIS CON 2 CAJONES CON CERRADURA</text:p>
          </table:table-cell>
          <table:table-cell table:style-name="ce13" office:value-type="string" calcext:value-type="string">
            <text:p>Rolón Agustina</text:p>
          </table:table-cell>
          <table:table-cell table:style-name="ce9" office:value-type="float" office:value="39128074" calcext:value-type="float">
            <text:p>39128074</text:p>
          </table:table-cell>
          <table:table-cell table:style-name="ce13" office:value-type="string" calcext:value-type="string">
            <text:p>Secretarí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7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SALA DE CHOFERES - MESA DE TRABAJO BLANCA</text:p>
          </table:table-cell>
          <table:table-cell table:style-name="ce13" office:value-type="string" calcext:value-type="string">
            <text:p>Muiños Emanuel</text:p>
          </table:table-cell>
          <table:table-cell table:style-name="ce9" office:value-type="float" office:value="28736157" calcext:value-type="float">
            <text:p>28736157</text:p>
          </table:table-cell>
          <table:table-cell table:style-name="ce13" office:value-type="string" calcext:value-type="string">
            <text:p>Jefe 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8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UB LEGAL Y TECNICA - ESCRITORIO MARRON Y NEGRO CON 2 CAJONES Y PORTA TECLADO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9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EC DE CORD Y PLAN. ADM. LEGAL Y TECNICA - ESCRITORIO MARRON CON 2 CAJONES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9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SEC DE CORD Y PLAN. ADM. LEGAL Y TECNICA - ESCRITORIO MARRON CON 2 CAJONES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1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2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recepción - ESCRITORIO MELAMINA 18MM CON DOS CAJONES, COLOR MARRON CLARO Y NEGRO</text:p>
          </table:table-cell>
          <table:table-cell table:style-name="ce13" office:value-type="string" calcext:value-type="string">
            <text:p>Gonzalez Carina</text:p>
          </table:table-cell>
          <table:table-cell table:style-name="ce9" office:value-type="float" office:value="33568517" calcext:value-type="float">
            <text:p>33568517</text:p>
          </table:table-cell>
          <table:table-cell table:style-name="ce13" office:value-type="string" calcext:value-type="string">
            <text:p>Administrativa salta</text:p>
          </table:table-cell>
          <table:table-cell table:style-name="ce13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18" office:value-type="string" calcext:value-type="string">
            <text:p>Salta 254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3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4 - ESCRITORIO 3 CAJONES CON 1 CERRADURA COILOR MARRON OSCURO - ADQ POR DESARROLLO SOCIAL</text:p>
          </table:table-cell>
          <table:table-cell table:style-name="ce13" office:value-type="string" calcext:value-type="string">
            <text:p>Cristina Melnik</text:p>
          </table:table-cell>
          <table:table-cell table:style-name="ce9" office:value-type="float" office:value="27413434" calcext:value-type="float">
            <text:p>27413434</text:p>
          </table:table-cell>
          <table:table-cell table:style-name="ce13" office:value-type="string" calcext:value-type="string">
            <text:p>Politicas de igualdad y Diversidad - Casa LGTBI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4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Escritorio madera marron. 1 cajon. marron y negro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4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4 - ESCRITORIO 3 CAJONES CON 1 CERRADURA COILOR MARRON OSCURO - ADQ POR DESARROLLO SOCIAL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4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Escritorio Madera 2 Cajones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45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4 - ESCRITORIO 3 CAJONES CON 1 CERRADURA COLOR MARRON OSCURO - ADQ POR DESARROLLO SOCIAL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50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COCINA -LAURA JUNGES-ESCRITORIO DE MELAMINA/SIN CAJONES DE COLOR CAOBA CLAR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52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2 a cargo de Nadia Gonzalez. Escritorio de Madera con 1 caj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3-31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PLANTA ALTA INFORMATICA - SILLA - ADQUISICION REALIZADA POR SEC DE ENERGIA</text:p>
          </table:table-cell>
          <table:table-cell table:style-name="ce13" office:value-type="string" calcext:value-type="string">
            <text:p>Leites Sánchez Lucía</text:p>
          </table:table-cell>
          <table:table-cell table:style-name="ce9" office:value-type="float" office:value="37445758" calcext:value-type="float">
            <text:p>37445758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0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13" office:value-type="string" calcext:value-type="string">
            <text:p>Ramello Agustín</text:p>
          </table:table-cell>
          <table:table-cell table:style-name="ce9" office:value-type="float" office:value="37396350" calcext:value-type="float">
            <text:p>37396350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0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13" office:value-type="string" calcext:value-type="string">
            <text:p>Silvetti Gustavo</text:p>
          </table:table-cell>
          <table:table-cell table:style-name="ce9" office:value-type="float" office:value="27148391" calcext:value-type="float">
            <text:p>27148391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0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13" office:value-type="string" calcext:value-type="string">
            <text:p>Leites Sánchez Lucía</text:p>
          </table:table-cell>
          <table:table-cell table:style-name="ce9" office:value-type="float" office:value="37445758" calcext:value-type="float">
            <text:p>37445758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0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0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7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1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OPERACIONES - RESOLUCION 4/21 - ESCRITORIO MELAMINA 18MM CON DOS CAJONES, UNO CON CERRADURA, DE 120X70X72 DE COLOR CENIZ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7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1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OFICINA SECTORIAL - RESOLUCION 4/21 - ESCRITORIO MELAMINA 18MM CON DOS CAJONES, UNO CON CERRADURA, DE 120X70X72 DE COLOR CENIZ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1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GA - PLANTA ALTA - RESOLUCION 4/21 - ESCRITORIO MELAMINA 18MM CON DOS CAJONES, UNO CON CERRADURA, DE 120X70X72 DE COLOR CENIZA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7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3-31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INFORMATICAS - PLANTA ALTA - SALA DE OPERACIONES - MESA DE MELAMINA BLANCA, PATAS NEGRAS DE APROXIMADAMENTE 1.20 ANCHO - ADQUIRIDA POR DESARROLLO SOCIAL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0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GA - RESOLUCION 4/21 - ESCRITORIO MELAMINA 18MM CON DOS CAJONES, UNO CON CERRADURA, DE 120X70X72 DE COLOR CENIZA</text:p>
          </table:table-cell>
          <table:table-cell table:style-name="ce13" office:value-type="string" calcext:value-type="string">
            <text:p>Lovaisa Jimena</text:p>
          </table:table-cell>
          <table:table-cell table:style-name="ce9" office:value-type="float" office:value="30812238" calcext:value-type="float">
            <text:p>30812238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0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GA - RESOLUCION 4/21 - ESCRITORIO MELAMINA 18MM CON DOS CAJONES, UNO CON CERRADURA, DE 120X70X72 DE COLOR CENIZA</text:p>
          </table:table-cell>
          <table:table-cell table:style-name="ce13" office:value-type="string" calcext:value-type="string">
            <text:p>Borgogno Luciano</text:p>
          </table:table-cell>
          <table:table-cell table:style-name="ce9" office:value-type="float" office:value="25803714" calcext:value-type="float">
            <text:p>25803714</text:p>
          </table:table-cell>
          <table:table-cell table:style-name="ce13" office:value-type="string" calcext:value-type="string">
            <text:p>DGA Subdirector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0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GA - RESOLUCION 4/21 - ESCRITORIO MELAMINA 18MM CON DOS CAJONES, UNO CON CERRADURA, DE 120X70X72 DE COLOR CENIZA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0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13" office:value-type="string" calcext:value-type="string">
            <text:p>Palud Gabriel</text:p>
          </table:table-cell>
          <table:table-cell table:style-name="ce9" office:value-type="float" office:value="29233736" calcext:value-type="float">
            <text:p>29233736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1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13" office:value-type="string" calcext:value-type="string">
            <text:p>Blason Jesú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DGA Habilitacio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1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13" office:value-type="string" calcext:value-type="string">
            <text:p>Gastaldi Paula</text:p>
          </table:table-cell>
          <table:table-cell table:style-name="ce9" office:value-type="float" office:value="39631097" calcext:value-type="float">
            <text:p>39631097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1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PERSONAL - RESOLUCION 4/21 - ESCRITORIO MELAMINA 18MM CON DOS CAJONES, UNO CON CERRADURA, DE 120X70X72 DE COLOR CENIZA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1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PTO CONTABLE - RESOLUCION 4/21 - ESCRITORIO MELAMINA 18MM CON DOS CAJONES, UNO CON CERRADURA, DE 120X70X72 DE COLOR CENIZA</text:p>
          </table:table-cell>
          <table:table-cell table:style-name="ce13" office:value-type="string" calcext:value-type="string">
            <text:p>Ramos Mariana</text:p>
          </table:table-cell>
          <table:table-cell table:style-name="ce9" office:value-type="float" office:value="30945311" calcext:value-type="float">
            <text:p>30945311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1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PTO CONTABLE - RESOLUCION 4/21 - ESCRITORIO MELAMINA 18MM CON DOS CAJONES, UNO CON CERRADURA, DE 120X70X72 DE COLOR CENIZA</text:p>
          </table:table-cell>
          <table:table-cell table:style-name="ce13" office:value-type="string" calcext:value-type="string">
            <text:p>Zen Mariela</text:p>
          </table:table-cell>
          <table:table-cell table:style-name="ce9" office:value-type="float" office:value="28764096" calcext:value-type="float">
            <text:p>28764096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8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23-21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DIV TESORERIA - RESOLUCION 4/21 - ESCRITORIO MELAMINA 18MM CON DOS CAJONES, UNO CON CERRADURA, DE 120X70X72 DE COLOR CENIZA</text:p>
          </table:table-cell>
          <table:table-cell table:style-name="ce13" office:value-type="string" calcext:value-type="string">
            <text:p>Costa Victoria</text:p>
          </table:table-cell>
          <table:table-cell table:style-name="ce9" office:value-type="float" office:value="35548333" calcext:value-type="float">
            <text:p>35548333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5-20" calcext:value-type="date">
            <text:p>20/05/22</text:p>
          </table:table-cell>
          <table:table-cell table:style-name="ce7" office:value-type="string" calcext:value-type="string">
            <text:p>1-23-20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6-30" calcext:value-type="date">
            <text:p>30/06/22</text:p>
          </table:table-cell>
          <table:table-cell table:style-name="ce7" office:value-type="string" calcext:value-type="string">
            <text:p>1-23-45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critorio</text:p>
          </table:table-cell>
          <table:table-cell table:style-name="ce13" office:value-type="string" calcext:value-type="string">
            <text:p>MESA DONNET 1.60 X 0.80 PATAS DE COLOR NEGRO Y TAPA MARRON (EL USO ES PARA CAPACITACIONES, QUE SE DAN EN TODA LA PROVINCIA)</text:p>
          </table:table-cell>
          <table:table-cell table:style-name="ce13" office:value-type="string" calcext:value-type="string">
            <text:p>Tacari Nere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olíticas de Igualdad y Diversi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32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 despacho - <text:s/>11-2-23/1 mueble esquinero bajo color roble con 1 estante . adquirido por sec de energia</text:p>
          </table:table-cell>
          <table:table-cell table:style-name="ce13" office:value-type="string" calcext:value-type="string">
            <text:p>Robledo Alejandra</text:p>
          </table:table-cell>
          <table:table-cell table:style-name="ce9" office:value-type="float" office:value="28241492" calcext:value-type="float">
            <text:p>28241492</text:p>
          </table:table-cell>
          <table:table-cell table:style-name="ce13" office:value-type="string" calcext:value-type="string">
            <text:p>Redacción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8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ESTANTERIA MARRON Y NEGRA CON 5 ESTANTES DIVISORIOS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8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ESTANTERIA MARRON Y NEGRA CON 5 ESTANTES DIVISORIOS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8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ESTANTERIA MELAMINA 18MM CENIZA, SIN PUERTAS CON 4 DIVISIONES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8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2 ESTANTES BLANCOS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9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 SEC DE CORD Y PLAN. ADM. LEGAL Y TECNICA -2 ESTANTES BLANCOS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4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Biblioteca Madera, 3 estantes y dos puertas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4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Biblioteca Madera, 3 estantes y dos puertas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4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Biblioteca Madera, 3 estantes y dos puertas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46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Biblioteca 3 estantes 2 puertas de Madera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50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COCINA-BIBLIOTECA PARA COLGAR CON <text:s/>3 ESTANTES COLOR MARRON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9-50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COCINA-BIBLIOTECA CON FONDO CON 3 ESTANTES-COLOR CAOBA CLAR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2-01-01" calcext:value-type="date">
            <text:p>01/01/22</text:p>
          </table:table-cell>
          <table:table-cell table:style-name="ce7" office:value-type="string" calcext:value-type="string">
            <text:p>1-29-51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-6 ENTREVISTAS- BIBLIOTECA DE 4 ESTANTES COLOR NEGRA MELAMINA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5">
          <table:table-cell table:style-name="ce4" office:value-type="date" office:date-value="2022-02-01" calcext:value-type="date">
            <text:p>01/02/22</text:p>
          </table:table-cell>
          <table:table-cell table:style-name="ce7" office:value-type="string" calcext:value-type="string">
            <text:p>1-29-31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Estanteria</text:p>
          </table:table-cell>
          <table:table-cell table:style-name="ce13" office:value-type="string" calcext:value-type="string">
            <text:p>OFICINA DGA - PLANTA ALTA - MUEBLE ESTANTERIA MELAMINA 18MM <text:s/>CENIZA, SIN PUERTAS CON 4 DIVISIONES <text:s/>- ADQUIRIDO DESARROLLO SOCIAL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51-52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Mesa de reunion/trabajo</text:p>
          </table:table-cell>
          <table:table-cell table:style-name="ce13" office:value-type="string" calcext:value-type="string">
            <text:p>oficina 6 -entrevistas mesa redonda color caoba clar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30-35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Perchero</text:p>
          </table:table-cell>
          <table:table-cell table:style-name="ce13" office:value-type="string" calcext:value-type="string">
            <text:p>OFICINA JURIDICA - perchero de caño negro - adquirida por la secretaria de estado de energia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30-48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Perchero</text:p>
          </table:table-cell>
          <table:table-cell table:style-name="ce13" office:value-type="string" calcext:value-type="string">
            <text:p>OFICINA SUB LEGAL Y TECNICA -PERCHERO DE CAÑO NEGRO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2-02-21" calcext:value-type="date">
            <text:p>21/02/22</text:p>
          </table:table-cell>
          <table:table-cell table:style-name="ce7" office:value-type="string" calcext:value-type="string">
            <text:p>1-30-32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Perchero</text:p>
          </table:table-cell>
          <table:table-cell table:style-name="ce13" office:value-type="string" calcext:value-type="string">
            <text:p>OFICINA DGA - PERCHERO NEGRO DE CAÑO - ADQUIRIDO POR SECRETARIA DE ESTADO DE LA ENERGIA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33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DESPACHO - SILLA FIJA NEGRA - ADQUISICION REALIZADA POR SEC DE ENERGIA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35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JURIDICA - silla fija color negro - adquirida por desarrollo social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35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JURIDICA - silla fija color bordo con apoya brazos - adquirida por desarrollo social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47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SALA DE CHOFERES - SILLA FIJA COLOR NEGRA</text:p>
          </table:table-cell>
          <table:table-cell table:style-name="ce13" office:value-type="string" calcext:value-type="string">
            <text:p>Muiños Emanuel</text:p>
          </table:table-cell>
          <table:table-cell table:style-name="ce9" office:value-type="float" office:value="28736157" calcext:value-type="float">
            <text:p>28736157</text:p>
          </table:table-cell>
          <table:table-cell table:style-name="ce13" office:value-type="string" calcext:value-type="string">
            <text:p>Jefe 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48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SUB LEGAL Y TECNICA - SILLA FIJAS TAPIAZADO ROJO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48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SUB LEGAL Y TECNICA - SILLA FIJAS TAPIAZADO ROJO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50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COCINA-LAURA JUNGES-SILLA FIJA TAPIZADA COLOR NEGR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52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6-ENTREVISTAS-SILLA FIJA TAPIZADA COLOR NEGR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52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6-ENTREVISTAS-SILLA FIJA TAPIZADA COLOR NEGR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52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6-ENTREVISTAS-SILLA FIJA TAPIZADA COLOR NEGR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23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SILLA CONTABLE - ADQUIRIDA POR SEC DE ESTADO DE LA ENERGIA</text:p>
          </table:table-cell>
          <table:table-cell table:style-name="ce13" office:value-type="string" calcext:value-type="string">
            <text:p>Ramos Mariana</text:p>
          </table:table-cell>
          <table:table-cell table:style-name="ce9" office:value-type="float" office:value="30945311" calcext:value-type="float">
            <text:p>30945311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4-31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fija</text:p>
          </table:table-cell>
          <table:table-cell table:style-name="ce13" office:value-type="string" calcext:value-type="string">
            <text:p>OFICINA PLANTA ALTA SECTORIAL INFORMATICA - SILLA - ADQUISICION RALIZADA POR DESARROLLO SOCIAL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0019-12-30" calcext:value-type="date">
            <text:p>01/01/20</text:p>
          </table:table-cell>
          <table:table-cell table:style-name="ce7" office:value-type="string" calcext:value-type="string">
            <text:p>1-25-31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PLANTA ALTA INFORMATICA - SILLA - ADQUISICION REALIZADA POR SEC DE ENERGIA</text:p>
          </table:table-cell>
          <table:table-cell table:style-name="ce13" office:value-type="string" calcext:value-type="string">
            <text:p>Ramello Agustín</text:p>
          </table:table-cell>
          <table:table-cell table:style-name="ce9" office:value-type="float" office:value="37396350" calcext:value-type="float">
            <text:p>37396350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33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DESPACHO - SILLA GIRATORIA NEGRA, RESPALDAR ALTO CON APOYA BRAZOS - ADQUISICION REALIZADA POR SEC DE ENERGIA</text:p>
          </table:table-cell>
          <table:table-cell table:style-name="ce13" office:value-type="string" calcext:value-type="string">
            <text:p>Robledo Alejandra</text:p>
          </table:table-cell>
          <table:table-cell table:style-name="ce9" office:value-type="float" office:value="28241492" calcext:value-type="float">
            <text:p>28241492</text:p>
          </table:table-cell>
          <table:table-cell table:style-name="ce13" office:value-type="string" calcext:value-type="string">
            <text:p>Redacción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33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DESPACHO - SILLA GIRATORIA NEGRA, RESPALDAR ALTO CON APOYA BRAZOS - ADQUISICION REALIZADA POR SEC DE ENERGIA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35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JURIDICA - silla giratoria con respaldo alto color negro - adquirida por la secretaria de estado de energia</text:p>
          </table:table-cell>
          <table:table-cell table:style-name="ce13" office:value-type="string" calcext:value-type="string">
            <text:p>Perotti Josefina</text:p>
          </table:table-cell>
          <table:table-cell table:style-name="ce9" office:value-type="float" office:value="36191667" calcext:value-type="float">
            <text:p>36191667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35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JURIDICA - silla giratoria con respaldo alto color negro - adquirida por la secretaria de estado de energia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2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- SILLA GIRATORIA CON APOYA BRAZOS COLOR NEGRA - ADQUIRIDO POR DESARROLLO SOCIAL</text:p>
          </table:table-cell>
          <table:table-cell table:style-name="ce13" office:value-type="string" calcext:value-type="string">
            <text:p>Maria Florencia Sala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2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- SILLA GIRATORIA CON APOYA BRAZOS COLOR NEGRA - ADQUIRIDO POR DESARROLLO SOCIAL</text:p>
          </table:table-cell>
          <table:table-cell table:style-name="ce13" office:value-type="string" calcext:value-type="string">
            <text:p>Mernes Celeste</text:p>
          </table:table-cell>
          <table:table-cell table:style-name="ce9" office:value-type="float" office:value="42561380" calcext:value-type="float">
            <text:p>42561380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6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MINISTRA - SILLA GIRATORIA COLOR NEGRO CON RESPALDAR PLASTICO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7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MINISTRA - SILLA GIRATORIA RESPALDAR ACOLCHADA - NEGRA</text:p>
          </table:table-cell>
          <table:table-cell table:style-name="ce13" office:value-type="string" calcext:value-type="string">
            <text:p>Rolón Agustina</text:p>
          </table:table-cell>
          <table:table-cell table:style-name="ce9" office:value-type="float" office:value="39128074" calcext:value-type="float">
            <text:p>39128074</text:p>
          </table:table-cell>
          <table:table-cell table:style-name="ce13" office:value-type="string" calcext:value-type="string">
            <text:p>Secretarí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7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ALA DE CHOFERES - SILLA GIRATORIA NEGRA RESPALDO ALTO</text:p>
          </table:table-cell>
          <table:table-cell table:style-name="ce13" office:value-type="string" calcext:value-type="string">
            <text:p>Vergara Gustavo</text:p>
          </table:table-cell>
          <table:table-cell table:style-name="ce9" office:value-type="float" office:value="28731210" calcext:value-type="float">
            <text:p>28731210</text:p>
          </table:table-cell>
          <table:table-cell table:style-name="ce13" office:value-type="string" calcext:value-type="string">
            <text:p>Mantenimient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9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SUB LEGAL Y TECNICA - SILLA GIRATORIA RESPALDO ALTO COLOR BLANCO CON APOYA BRAZOS Y TAPIZADO RED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4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 giratoria cuero negro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5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 giratoria cuero negro</text:p>
          </table:table-cell>
          <table:table-cell table:style-name="ce13" office:value-type="string" calcext:value-type="string">
            <text:p>Boiko Marcela</text:p>
          </table:table-cell>
          <table:table-cell table:style-name="ce9" office:value-type="float" office:value="16813242" calcext:value-type="float">
            <text:p>16813242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5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4-sillon de escritorio giratorio, color negro, con 2 apoya brazos</text:p>
          </table:table-cell>
          <table:table-cell table:style-name="ce13" office:value-type="string" calcext:value-type="string">
            <text:p>Cristina Melnik</text:p>
          </table:table-cell>
          <table:table-cell table:style-name="ce9" office:value-type="float" office:value="27413434" calcext:value-type="float">
            <text:p>27413434</text:p>
          </table:table-cell>
          <table:table-cell table:style-name="ce13" office:value-type="string" calcext:value-type="string">
            <text:p>Politicas de igualdad y Diversidad - Casa LGTBI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5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4-sillon de escritorio giratorio, color negro, con 2 apoya brazos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45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4-sillon de escritorio giratorio, color maiz, con 1 apoya brazos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1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DGA - SILLA - ADQUISICION REALIZADA POR SEC DE ENERGIA</text:p>
          </table:table-cell>
          <table:table-cell table:style-name="ce13" office:value-type="string" calcext:value-type="string">
            <text:p>Lovaisa Jimena</text:p>
          </table:table-cell>
          <table:table-cell table:style-name="ce9" office:value-type="float" office:value="30812238" calcext:value-type="float">
            <text:p>30812238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2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DGA - SILLA - ADQUISICION REALIZADA POR SEC DE ENERGIA</text:p>
          </table:table-cell>
          <table:table-cell table:style-name="ce13" office:value-type="string" calcext:value-type="string">
            <text:p>Borgogno Luciano</text:p>
          </table:table-cell>
          <table:table-cell table:style-name="ce9" office:value-type="float" office:value="25803714" calcext:value-type="float">
            <text:p>25803714</text:p>
          </table:table-cell>
          <table:table-cell table:style-name="ce13" office:value-type="string" calcext:value-type="string">
            <text:p>DGA Subdirector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2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DGA - SILLA - ADQUISICION REALIZADA POR SEC DE ENERGIA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2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SICION REALIZADA POR SEC DE ENERGIA</text:p>
          </table:table-cell>
          <table:table-cell table:style-name="ce13" office:value-type="string" calcext:value-type="string">
            <text:p>Blason Jesú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DGA Habilitacio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2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SICION REALIZADA POR SEC DE ENERGIA</text:p>
          </table:table-cell>
          <table:table-cell table:style-name="ce13" office:value-type="string" calcext:value-type="string">
            <text:p>Palud Gabriel</text:p>
          </table:table-cell>
          <table:table-cell table:style-name="ce9" office:value-type="float" office:value="29233736" calcext:value-type="float">
            <text:p>29233736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2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 HABILITACION - ADQUIRIDA POR SEC DE ESTADO DE LA ENERGIA</text:p>
          </table:table-cell>
          <table:table-cell table:style-name="ce13" office:value-type="string" calcext:value-type="string">
            <text:p>Gastaldi Paula</text:p>
          </table:table-cell>
          <table:table-cell table:style-name="ce9" office:value-type="float" office:value="39631097" calcext:value-type="float">
            <text:p>39631097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2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RIDA POR DESARROLLO SOCIAL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2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 PERSONAL - ADQUIRIDA POR SEC DE ESTADO DE LA ENERGIA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3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 TESORERIA - ADQUIRIDA POR SEC DE ESTADO DE LA ENERGIA</text:p>
          </table:table-cell>
          <table:table-cell table:style-name="ce13" office:value-type="string" calcext:value-type="string">
            <text:p>Costa Victoria</text:p>
          </table:table-cell>
          <table:table-cell table:style-name="ce9" office:value-type="float" office:value="35548333" calcext:value-type="float">
            <text:p>35548333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23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 CONTABLE - ADQUIRIDA POR SEC DE ESTADO DE LA ENERGIA</text:p>
          </table:table-cell>
          <table:table-cell table:style-name="ce13" office:value-type="string" calcext:value-type="string">
            <text:p>Zen Mariela</text:p>
          </table:table-cell>
          <table:table-cell table:style-name="ce9" office:value-type="float" office:value="28764096" calcext:value-type="float">
            <text:p>28764096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31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PLANTA ALTA INFORMATICA - SILLA - ADQUISICION REALIZADA POR SEC DE ENERGIA</text:p>
          </table:table-cell>
          <table:table-cell table:style-name="ce13" office:value-type="string" calcext:value-type="string">
            <text:p>Silvetti Gustavo</text:p>
          </table:table-cell>
          <table:table-cell table:style-name="ce9" office:value-type="float" office:value="27148391" calcext:value-type="float">
            <text:p>27148391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1-25-31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PLANTA ALTA INFORMATICA - SILLA - ADQUISICION RALIZADA POR DESARROLLO SOCIAL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1-01" calcext:value-type="date">
            <text:p>01/01/22</text:p>
          </table:table-cell>
          <table:table-cell table:style-name="ce7" office:value-type="string" calcext:value-type="string">
            <text:p>1-25-22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SICION REALIZADA POR SEC DE ENERGIA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0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Gastaldi Paula</text:p>
          </table:table-cell>
          <table:table-cell table:style-name="ce9" office:value-type="float" office:value="39631097" calcext:value-type="float">
            <text:p>39631097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0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Blason Jesús</text:p>
          </table:table-cell>
          <table:table-cell table:style-name="ce9" office:value-type="float" office:value="30961899" calcext:value-type="float">
            <text:p>30961899</text:p>
          </table:table-cell>
          <table:table-cell table:style-name="ce13" office:value-type="string" calcext:value-type="string">
            <text:p>DGA Habilitacio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Costa Victoria</text:p>
          </table:table-cell>
          <table:table-cell table:style-name="ce9" office:value-type="float" office:value="35548333" calcext:value-type="float">
            <text:p>35548333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Lovaisa Jimena</text:p>
          </table:table-cell>
          <table:table-cell table:style-name="ce9" office:value-type="float" office:value="30812238" calcext:value-type="float">
            <text:p>30812238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Palud Gabriel</text:p>
          </table:table-cell>
          <table:table-cell table:style-name="ce9" office:value-type="float" office:value="29233736" calcext:value-type="float">
            <text:p>29233736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Ramos Mariana</text:p>
          </table:table-cell>
          <table:table-cell table:style-name="ce9" office:value-type="float" office:value="30945311" calcext:value-type="float">
            <text:p>30945311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2-07-08" calcext:value-type="date">
            <text:p>08/07/22</text:p>
          </table:table-cell>
          <table:table-cell table:style-name="ce7" office:value-type="string" calcext:value-type="string">
            <text:p>1-25-51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Muebles para oficina</text:p>
          </table:table-cell>
          <table:table-cell table:style-name="ce13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13" office:value-type="string" calcext:value-type="string">
            <text:p>Zen Mariela</text:p>
          </table:table-cell>
          <table:table-cell table:style-name="ce9" office:value-type="float" office:value="28764096" calcext:value-type="float">
            <text:p>28764096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2-4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Fijo</text:p>
          </table:table-cell>
          <table:table-cell table:style-name="ce13" office:value-type="string" calcext:value-type="string">
            <text:p>F1 2121116100D19394</text:p>
          </table:table-cell>
          <table:table-cell table:style-name="ce13" office:value-type="string" calcext:value-type="string">
            <text:p>Dora Soria</text:p>
          </table:table-cell>
          <table:table-cell table:style-name="ce9" office:value-type="float" office:value="22627227" calcext:value-type="float">
            <text:p>22627227</text:p>
          </table:table-cell>
          <table:table-cell table:style-name="ce13" office:value-type="string" calcext:value-type="string">
            <text:p>Recep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2-4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Fijo</text:p>
          </table:table-cell>
          <table:table-cell table:style-name="ce13" office:value-type="string" calcext:value-type="string">
            <text:p>F2 271FV9TH60BAFD2B</text:p>
          </table:table-cell>
          <table:table-cell table:style-name="ce13" office:value-type="string" calcext:value-type="string">
            <text:p>Tacari Nere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olíticas de Igualdad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FALTA ASIGNACION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21" calcext:value-type="date">
            <text:p>21/06/22</text:p>
          </table:table-cell>
          <table:table-cell table:style-name="ce7" office:value-type="string" calcext:value-type="string">
            <text:p>4-2-41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Fijo</text:p>
          </table:table-cell>
          <table:table-cell table:style-name="ce13" office:value-type="string" calcext:value-type="string">
            <text:p>GRANDSTREAM GXP1625 S/N:20EZ1ZBJ40D67828 SARI:I-192599</text:p>
          </table:table-cell>
          <table:table-cell table:style-name="ce13" office:value-type="string" calcext:value-type="string">
            <text:p>Diaz Daia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stratégica de contenido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4-1-52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OFICINA 4 - TELEFONO PANASONIC INALAMBRICO-COLOR NEGRO</text:p>
          </table:table-cell>
          <table:table-cell table:style-name="ce13" office:value-type="string" calcext:value-type="string">
            <text:p>Beck Liliana</text:p>
          </table:table-cell>
          <table:table-cell table:style-name="ce9" office:value-type="float" office:value="43231456" calcext:value-type="float">
            <text:p>43231456</text:p>
          </table:table-cell>
          <table:table-cell table:style-name="ce13" office:value-type="string" calcext:value-type="string">
            <text:p>Asistente social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0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6 I-190079 207GHWXH80039472</text:p>
          </table:table-cell>
          <table:table-cell table:style-name="ce13" office:value-type="string" calcext:value-type="string">
            <text:p>De la Mata Esteban</text:p>
          </table:table-cell>
          <table:table-cell table:style-name="ce9" office:value-type="float" office:value="26289625" calcext:value-type="float">
            <text:p>26289625</text:p>
          </table:table-cell>
          <table:table-cell table:style-name="ce13" office:value-type="string" calcext:value-type="string">
            <text:p>Mesa de entradas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1</text:p>
          </table:table-cell>
          <table:table-cell table:style-name="ce9" office:value-type="float" office:value="194388" calcext:value-type="float">
            <text:p>194388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 I-194388 8301319052500752</text:p>
          </table:table-cell>
          <table:table-cell table:style-name="ce13" office:value-type="string" calcext:value-type="string">
            <text:p>Carolina Tarre</text:p>
          </table:table-cell>
          <table:table-cell table:style-name="ce9" office:value-type="float" office:value="26120724" calcext:value-type="float">
            <text:p>26120724</text:p>
          </table:table-cell>
          <table:table-cell table:style-name="ce13" office:value-type="string" calcext:value-type="string">
            <text:p>Directora Despach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2</text:p>
          </table:table-cell>
          <table:table-cell table:style-name="ce9" office:value-type="float" office:value="194388" calcext:value-type="float">
            <text:p>194388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2 I-194388 8301220032500227</text:p>
          </table:table-cell>
          <table:table-cell table:style-name="ce13" office:value-type="string" calcext:value-type="string">
            <text:p>Magalí Rodriguez</text:p>
          </table:table-cell>
          <table:table-cell table:style-name="ce9" office:value-type="float" office:value="28939733" calcext:value-type="float">
            <text:p>28939733</text:p>
          </table:table-cell>
          <table:table-cell table:style-name="ce13" office:value-type="string" calcext:value-type="string">
            <text:p>Juríd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3</text:p>
          </table:table-cell>
          <table:table-cell table:style-name="ce9" office:value-type="float" office:value="194392" calcext:value-type="float">
            <text:p>194392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3 I-194392 8301319052500158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4</text:p>
          </table:table-cell>
          <table:table-cell table:style-name="ce9" office:value-type="float" office:value="194387" calcext:value-type="float">
            <text:p>194387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6 I-194387 8301319052500753</text:p>
          </table:table-cell>
          <table:table-cell table:style-name="ce13" office:value-type="string" calcext:value-type="string">
            <text:p>Gil Marin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Legal y Técnica y Gestión de la información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5</text:p>
          </table:table-cell>
          <table:table-cell table:style-name="ce9" office:value-type="float" office:value="194392" calcext:value-type="float">
            <text:p>194392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4 I-194392 8301220032500228</text:p>
          </table:table-cell>
          <table:table-cell table:style-name="ce13" office:value-type="string" calcext:value-type="string">
            <text:p>Urgorri Miriam</text:p>
          </table:table-cell>
          <table:table-cell table:style-name="ce9" office:value-type="float" office:value="16550295" calcext:value-type="float">
            <text:p>16550295</text:p>
          </table:table-cell>
          <table:table-cell table:style-name="ce13" office:value-type="string" calcext:value-type="string">
            <text:p>Genérico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6</text:p>
          </table:table-cell>
          <table:table-cell table:style-name="ce9" office:value-type="float" office:value="194387" calcext:value-type="float">
            <text:p>194387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OFICINA SEC PRIVADA - T5 I-194387 8301220032500231</text:p>
          </table:table-cell>
          <table:table-cell table:style-name="ce13" office:value-type="string" calcext:value-type="string">
            <text:p>Mernes Celeste</text:p>
          </table:table-cell>
          <table:table-cell table:style-name="ce9" office:value-type="float" office:value="42561380" calcext:value-type="float">
            <text:p>42561380</text:p>
          </table:table-cell>
          <table:table-cell table:style-name="ce13" office:value-type="string" calcext:value-type="string">
            <text:p>Becari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7</text:p>
          </table:table-cell>
          <table:table-cell table:style-name="ce9" office:value-type="float" office:value="194389" calcext:value-type="float">
            <text:p>194389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7 I-194389 8301220032500223</text:p>
          </table:table-cell>
          <table:table-cell table:style-name="ce13" office:value-type="string" calcext:value-type="string">
            <text:p>Boiko Maximiliano</text:p>
          </table:table-cell>
          <table:table-cell table:style-name="ce9" office:value-type="float" office:value="28148053" calcext:value-type="float">
            <text:p>28148053</text:p>
          </table:table-cell>
          <table:table-cell table:style-name="ce13" office:value-type="string" calcext:value-type="string">
            <text:p>Movil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8</text:p>
          </table:table-cell>
          <table:table-cell table:style-name="ce9" office:value-type="float" office:value="194389" calcext:value-type="float">
            <text:p>194389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8 I-194389 8301319052500159</text:p>
          </table:table-cell>
          <table:table-cell table:style-name="ce13" office:value-type="string" calcext:value-type="string">
            <text:p>Marinaro Florenc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inistra de Igualdad,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39</text:p>
          </table:table-cell>
          <table:table-cell table:style-name="ce9" office:value-type="float" office:value="194393" calcext:value-type="float">
            <text:p>194393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9 I-194393 8301319012500332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44</text:p>
          </table:table-cell>
          <table:table-cell table:style-name="ce9" office:value-type="float" office:value="194391" calcext:value-type="float">
            <text:p>194391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4 I-194391 8301319012500331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4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5 I-190080 207GHWXH8003A121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FALTA REGISTRAR ASIGNACION</text:p>
          </table:table-cell>
          <table:table-cell table:style-name="ce18"/>
          <table:table-cell table:style-name="ce21" table:number-columns-repeated="1011"/>
        </table:table-row>
        <table:table-row table:style-name="ro2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40</text:p>
          </table:table-cell>
          <table:table-cell table:style-name="ce9" office:value-type="float" office:value="194393" calcext:value-type="float">
            <text:p>194393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0 I-194393 8301220032500222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41</text:p>
          </table:table-cell>
          <table:table-cell table:style-name="ce9" office:value-type="float" office:value="194390" calcext:value-type="float">
            <text:p>194390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1 I-194390 8301220032500229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42</text:p>
          </table:table-cell>
          <table:table-cell table:style-name="ce9" office:value-type="float" office:value="194390" calcext:value-type="float">
            <text:p>194390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2 I-194390 8301319052500745</text:p>
          </table:table-cell>
          <table:table-cell table:style-name="ce13" office:value-type="string" calcext:value-type="string">
            <text:p>Zen Mariela</text:p>
          </table:table-cell>
          <table:table-cell table:style-name="ce9" office:value-type="float" office:value="28764096" calcext:value-type="float">
            <text:p>28764096</text:p>
          </table:table-cell>
          <table:table-cell table:style-name="ce13" office:value-type="string" calcext:value-type="string">
            <text:p>DGA Contable, presupuestos y revisiv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1-03-31" calcext:value-type="date">
            <text:p>31/03/21</text:p>
          </table:table-cell>
          <table:table-cell table:style-name="ce7" office:value-type="string" calcext:value-type="string">
            <text:p>4-1-43</text:p>
          </table:table-cell>
          <table:table-cell table:style-name="ce9" office:value-type="float" office:value="194391" calcext:value-type="float">
            <text:p>194391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T13 I-194391 8301220032500226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4-1-401</text:p>
          </table:table-cell>
          <table:table-cell table:style-name="ce9" office:value-type="float" office:value="100930" calcext:value-type="float">
            <text:p>100930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0 S/N: 8301720122518567</text:p>
          </table:table-cell>
          <table:table-cell table:style-name="ce13" office:value-type="string" calcext:value-type="string">
            <text:p>Tacari Nere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olíticas de Igualdad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4-1-403</text:p>
          </table:table-cell>
          <table:table-cell table:style-name="ce9" office:value-type="float" office:value="100932" calcext:value-type="float">
            <text:p>100932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2 S/N: 8301720122518569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13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4-1-404</text:p>
          </table:table-cell>
          <table:table-cell table:style-name="ce9" office:value-type="float" office:value="100933" calcext:value-type="float">
            <text:p>100933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3 S/N: 8301720122518565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4-1-405</text:p>
          </table:table-cell>
          <table:table-cell table:style-name="ce9" office:value-type="float" office:value="100934" calcext:value-type="float">
            <text:p>100934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4 S/N: 8301720122518570</text:p>
          </table:table-cell>
          <table:table-cell table:style-name="ce13" office:value-type="string" calcext:value-type="string">
            <text:p>Rodriguez Sol Marina</text:p>
          </table:table-cell>
          <table:table-cell table:style-name="ce9" office:value-type="float" office:value="33424684" calcext:value-type="float">
            <text:p>33424684</text:p>
          </table:table-cell>
          <table:table-cell table:style-name="ce13" office:value-type="string" calcext:value-type="string">
            <text:p>Directorade capacitación en género y diversi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4-1-407</text:p>
          </table:table-cell>
          <table:table-cell table:style-name="ce9" office:value-type="float" office:value="100936" calcext:value-type="float">
            <text:p>100936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6 S/N: 8301720122518562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4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4-1-402</text:p>
          </table:table-cell>
          <table:table-cell table:style-name="ce9" office:value-type="float" office:value="100931" calcext:value-type="float">
            <text:p>100931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YEALINK W60P SARI: E-100931 S/N: 8301720122518571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2-06-14" calcext:value-type="date">
            <text:p>14/06/22</text:p>
          </table:table-cell>
          <table:table-cell table:style-name="ce7" office:value-type="string" calcext:value-type="string">
            <text:p>4-1-406</text:p>
          </table:table-cell>
          <table:table-cell table:style-name="ce9" office:value-type="float" office:value="100935" calcext:value-type="float">
            <text:p>100935</text:p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5 S/N: 8301720122518563</text:p>
          </table:table-cell>
          <table:table-cell table:style-name="ce13" office:value-type="string" calcext:value-type="string">
            <text:p>Costa Victoria</text:p>
          </table:table-cell>
          <table:table-cell table:style-name="ce9" office:value-type="float" office:value="35548333" calcext:value-type="float">
            <text:p>35548333</text:p>
          </table:table-cell>
          <table:table-cell table:style-name="ce13" office:value-type="string" calcext:value-type="string">
            <text:p>DGA tesorería, habilitación y manejo de fondos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office:value-type="string" calcext:value-type="string">
            <text:p>si</text:p>
          </table:table-cell>
          <table:table-cell table:style-name="ce18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4-3-52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Télefono</text:p>
          </table:table-cell>
          <table:table-cell table:style-name="ce13" office:value-type="string" calcext:value-type="string">
            <text:p>Línea-comun</text:p>
          </table:table-cell>
          <table:table-cell table:style-name="ce13" office:value-type="string" calcext:value-type="string">
            <text:p>OFICINA 6- TELEFONO PANASONIC TELEFONO FIJO COLOR BLANCO</text:p>
          </table:table-cell>
          <table:table-cell table:style-name="ce13" office:value-type="string" calcext:value-type="string">
            <text:p>Espinosa Mariano</text:p>
          </table:table-cell>
          <table:table-cell table:style-name="ce9" office:value-type="float" office:value="35137908" calcext:value-type="float">
            <text:p>35137908</text:p>
          </table:table-cell>
          <table:table-cell table:style-name="ce13" office:value-type="string" calcext:value-type="string">
            <text:p>Director de Promoción de derechos para la igualdad</text:p>
          </table:table-cell>
          <table:table-cell table:style-name="ce13" office:value-type="string" calcext:value-type="string">
            <text:p>Politicas de Igualdad y Diversidad</text:p>
          </table:table-cell>
          <table:table-cell table:style-name="ce18" office:value-type="string" calcext:value-type="string">
            <text:p>San Jose 1701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3-49-498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Bandera de ceremonia con asta y pedestal</text:p>
          </table:table-cell>
          <table:table-cell table:style-name="ce13" office:value-type="string" calcext:value-type="string">
            <text:p>OFICINA SEC DE CORD Y PLAN. ADM. LEGAL Y TECNICA - BANDERA ARGENTINA DE CEREMONIA CON ASTA Y PEDESTAL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7-6-28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2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3-49-499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Bandera de ceremonia con asta y pedestal</text:p>
          </table:table-cell>
          <table:table-cell table:style-name="ce13" office:value-type="string" calcext:value-type="string">
            <text:p>OFICINA SEC DE CORD Y PLAN. ADM. LEGAL Y TECNICA - BANDERA DE SANTA FE CON ASTA Y PEDESTAL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3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3-37-367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roller</text:p>
          </table:table-cell>
          <table:table-cell table:style-name="ce13" office:value-type="string" calcext:value-type="string">
            <text:p>OFICINA SUB. DE PLANIFICACIOM, EVALUACION.. - CORTINAS 2 PAÑOS ROLLER COLOR GRIS - ADQUIRIDA POR DESARROLLO SOCIAL</text:p>
          </table:table-cell>
          <table:table-cell table:style-name="ce13" office:value-type="string" calcext:value-type="string">
            <text:p>Bellini María Ev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ubsecretaria de Planificación evaluación y cooperación estratégica de políticas de igualdad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0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3-37-49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roller</text:p>
          </table:table-cell>
          <table:table-cell table:style-name="ce13" office:value-type="string" calcext:value-type="string">
            <text:p>OFICINA SEC DE CORD Y PLAN. ADM. LEGAL Y TECNICA - JUEGO DE CORTINAS TIPO ROLLER COLOR GRIS CON 2 PAÑOS</text:p>
          </table:table-cell>
          <table:table-cell table:style-name="ce13" office:value-type="string" calcext:value-type="string">
            <text:p>Bode Gustavo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cretario de Planificación y coordinación administrativa legal y técnic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6-24" calcext:value-type="date">
            <text:p>24/06/22</text:p>
          </table:table-cell>
          <table:table-cell table:style-name="ce7" office:value-type="string" calcext:value-type="string">
            <text:p>3-37-431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13" office:value-type="string" calcext:value-type="string">
            <text:p>Gutierrez Marisol</text:p>
          </table:table-cell>
          <table:table-cell table:style-name="ce9" office:value-type="float" office:value="29113649" calcext:value-type="float">
            <text:p>29113649</text:p>
          </table:table-cell>
          <table:table-cell table:style-name="ce13" office:value-type="string" calcext:value-type="string">
            <text:p>DGA Habilitación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6-24" calcext:value-type="date">
            <text:p>24/06/22</text:p>
          </table:table-cell>
          <table:table-cell table:style-name="ce7" office:value-type="string" calcext:value-type="string">
            <text:p>3-37-432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13" office:value-type="string" calcext:value-type="string">
            <text:p>Leopold Daniela</text:p>
          </table:table-cell>
          <table:table-cell table:style-name="ce9" office:value-type="float" office:value="29520351" calcext:value-type="float">
            <text:p>29520351</text:p>
          </table:table-cell>
          <table:table-cell table:style-name="ce13" office:value-type="string" calcext:value-type="string">
            <text:p>DGA Personal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6-24" calcext:value-type="date">
            <text:p>24/06/22</text:p>
          </table:table-cell>
          <table:table-cell table:style-name="ce7" office:value-type="string" calcext:value-type="string">
            <text:p>3-37-433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6-24" calcext:value-type="date">
            <text:p>24/06/22</text:p>
          </table:table-cell>
          <table:table-cell table:style-name="ce7" office:value-type="string" calcext:value-type="string">
            <text:p>3-37-434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13" office:value-type="string" calcext:value-type="string">
            <text:p>Leonardo Lentini</text:p>
          </table:table-cell>
          <table:table-cell table:style-name="ce9" office:value-type="float" office:value="24411066" calcext:value-type="float">
            <text:p>24411066</text:p>
          </table:table-cell>
          <table:table-cell table:style-name="ce13" office:value-type="string" calcext:value-type="string">
            <text:p>Informatic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2">
          <table:table-cell table:style-name="ce4" office:value-type="date" office:date-value="2022-06-24" calcext:value-type="date">
            <text:p>24/06/22</text:p>
          </table:table-cell>
          <table:table-cell table:style-name="ce7" office:value-type="string" calcext:value-type="string">
            <text:p>3-37-435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13" office:value-type="string" calcext:value-type="string">
            <text:p>Ortiz Nancy</text:p>
          </table:table-cell>
          <table:table-cell table:style-name="ce9" office:value-type="float" office:value="17181275" calcext:value-type="float">
            <text:p>17181275</text:p>
          </table:table-cell>
          <table:table-cell table:style-name="ce13" office:value-type="string" calcext:value-type="string">
            <text:p>DGA Directora</text:p>
          </table:table-cell>
          <table:table-cell table:style-name="ce13" office:value-type="string" calcext:value-type="string">
            <text:p>DGA e Informatica</text:p>
          </table:table-cell>
          <table:table-cell table:style-name="ce18" office:value-type="string" calcext:value-type="string">
            <text:p>Juan de Garay 2967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9">
          <table:table-cell table:style-name="ce4" office:value-type="date" office:date-value="2020-01-01" calcext:value-type="date">
            <text:p>01/01/20</text:p>
          </table:table-cell>
          <table:table-cell table:style-name="ce7" office:value-type="string" calcext:value-type="string">
            <text:p>3-36-466</text:p>
          </table:table-cell>
          <table:table-cell table:style-name="ce9" office:value-type="string" calcext:value-type="string">
            <text:p/>
          </table:table-cell>
          <table:table-cell table:style-name="ce13" office:value-type="string" calcext:value-type="string">
            <text:p>Utileria</text:p>
          </table:table-cell>
          <table:table-cell table:style-name="ce13" office:value-type="string" calcext:value-type="string">
            <text:p>Cortinas verticales</text:p>
          </table:table-cell>
          <table:table-cell table:style-name="ce13" office:value-type="string" calcext:value-type="string">
            <text:p>OFICINA SEC PRIVADA MINISTRA - CORTINA GRIS</text:p>
          </table:table-cell>
          <table:table-cell table:style-name="ce13" office:value-type="string" calcext:value-type="string">
            <text:p>Delvo Marcela</text:p>
          </table:table-cell>
          <table:table-cell table:style-name="ce9" office:value-type="float" office:value="31879117" calcext:value-type="float">
            <text:p>31879117</text:p>
          </table:table-cell>
          <table:table-cell table:style-name="ce13" office:value-type="string" calcext:value-type="string">
            <text:p>Secretaria Privada</text:p>
          </table:table-cell>
          <table:table-cell table:style-name="ce13" office:value-type="string" calcext:value-type="string">
            <text:p>Ministerio de Igualdad, Genero y Diversidad</text:p>
          </table:table-cell>
          <table:table-cell table:style-name="ce18" office:value-type="string" calcext:value-type="string">
            <text:p>Corrientes 2879 </text:p>
          </table:table-cell>
          <table:table-cell table:style-name="ce18" table:number-columns-repeated="2"/>
          <table:table-cell table:style-name="ce21" table:number-columns-repeated="1011"/>
        </table:table-row>
        <table:table-row table:style-name="ro1" table:number-rows-repeated="10480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ien.A1:bien.M50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65cm" fo:margin-bottom="0.434cm" fo:margin-left="0.57cm" fo:margin-right="0.37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8:06:38.92781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9.5deb2</meta:initial-creator>
    <meta:creation-date>2022-07-11T12:41:28</meta:creation-date>
    <dc:date>2022-07-13T11:48:35.799120998</dc:date>
    <meta:editing-duration>PT7H10M10S</meta:editing-duration>
    <meta:editing-cycles>57</meta:editing-cycles>
    <meta:print-date>2022-07-11T13:02:11.056692656</meta:print-date>
    <meta:document-statistic meta:table-count="1" meta:cell-count="5761" meta:object-count="0"/>
  </office:meta>
</office:document-meta>
</file>